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674cm"/>
    </style:style>
    <style:style style:name="co2" style:family="table-column">
      <style:table-column-properties fo:break-before="auto" style:column-width="3.013cm"/>
    </style:style>
    <style:style style:name="co3" style:family="table-column">
      <style:table-column-properties fo:break-before="auto" style:column-width="2.794cm"/>
    </style:style>
    <style:style style:name="co4" style:family="table-column">
      <style:table-column-properties fo:break-before="auto" style:column-width="3.448cm"/>
    </style:style>
    <style:style style:name="co5" style:family="table-column">
      <style:table-column-properties fo:break-before="auto" style:column-width="3.23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6cm" svg:height="8.998cm" svg:x="0.602cm" svg:y="4.195cm">
            <draw:object draw:notify-on-update-of-ranges="Sheet1.A1:Sheet1.A1 Sheet1.B1:Sheet1.CS1 Sheet1.A2:Sheet1.A2 Sheet1.B2:Sheet1.CS2 Sheet1.A3:Sheet1.A3 Sheet1.B3:Sheet1.CS3 Sheet1.A4:Sheet1.A4 Sheet1.B4:Sheet1.CS4 Sheet1.A5:Sheet1.A5 Sheet1.B5:Sheet1.CS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86cm" svg:height="9.005cm" svg:x="16.888cm" svg:y="4.145cm">
            <draw:object draw:notify-on-update-of-ranges="Sheet1.A3:Sheet1.A3 Sheet1.B3:Sheet1.CS3 Sheet1.A4:Sheet1.A4 Sheet1.B4:Sheet1.CS4 Sheet1.A5:Sheet1.A5 Sheet1.B5:Sheet1.CS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5.986cm" svg:height="9.005cm" svg:x="0.575cm" svg:y="13.389cm">
            <draw:object draw:notify-on-update-of-ranges="Sheet1.A5:Sheet1.A5 Sheet1.B5:Sheet1.CS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number-columns-repeated="43" table:default-cell-style-name="Default"/>
        <table:table-column table:style-name="co5" table:number-columns-repeated="4" table:default-cell-style-name="Default"/>
        <table:table-column table:style-name="co4" table:number-columns-repeated="4" table:default-cell-style-name="Default"/>
        <table:table-column table:style-name="co5" table:number-columns-repeated="4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16" table:default-cell-style-name="Default"/>
        <table:table-row table:style-name="ro1">
          <table:table-cell office:value-type="string">
            <text:p>買電量</text:p>
          </table:table-cell>
          <table:table-cell table:number-columns-repeated="17" office:value-type="float" office:value="0">
            <text:p>0</text:p>
          </table:table-cell>
          <table:table-cell office:value-type="float" office:value="2041.8895873073">
            <text:p>2041.8895873073</text:p>
          </table:table-cell>
          <table:table-cell table:number-columns-repeated="42" office:value-type="float" office:value="0">
            <text:p>0</text:p>
          </table:table-cell>
          <table:table-cell office:value-type="float" office:value="89.8284029997">
            <text:p>89.8284029997</text:p>
          </table:table-cell>
          <table:table-cell office:value-type="float" office:value="125.6247186312">
            <text:p>125.6247186312</text:p>
          </table:table-cell>
          <table:table-cell office:value-type="float" office:value="0">
            <text:p>0</text:p>
          </table:table-cell>
          <table:table-cell office:value-type="float" office:value="463.2702950224">
            <text:p>463.2702950224</text:p>
          </table:table-cell>
          <table:table-cell office:value-type="float" office:value="0">
            <text:p>0</text:p>
          </table:table-cell>
          <table:table-cell office:value-type="float" office:value="683.1241467312">
            <text:p>683.1241467312</text:p>
          </table:table-cell>
          <table:table-cell office:value-type="float" office:value="0">
            <text:p>0</text:p>
          </table:table-cell>
          <table:table-cell office:value-type="float" office:value="1922.6416643512">
            <text:p>1922.6416643512</text:p>
          </table:table-cell>
          <table:table-cell table:number-columns-repeated="28" office:value-type="float" office:value="0">
            <text:p>0</text:p>
          </table:table-cell>
        </table:table-row>
        <table:table-row table:style-name="ro1">
          <table:table-cell office:value-type="string">
            <text:p>蓄電量</text:p>
          </table:table-cell>
          <table:table-cell table:number-columns-repeated="18" office:value-type="float" office:value="2000">
            <text:p>2000</text:p>
          </table:table-cell>
          <table:table-cell office:value-type="float" office:value="3982.1021673281">
            <text:p>3982.1021673281</text:p>
          </table:table-cell>
          <table:table-cell office:value-type="float" office:value="3947.8055078051">
            <text:p>3947.8055078051</text:p>
          </table:table-cell>
          <table:table-cell office:value-type="float" office:value="3906.5568227032">
            <text:p>3906.5568227032</text:p>
          </table:table-cell>
          <table:table-cell office:value-type="float" office:value="3823.2883433185">
            <text:p>3823.2883433185</text:p>
          </table:table-cell>
          <table:table-cell office:value-type="float" office:value="3768.8687859254">
            <text:p>3768.8687859254</text:p>
          </table:table-cell>
          <table:table-cell table:number-columns-repeated="6" office:value-type="float" office:value="3688.8785931307">
            <text:p>3688.8785931307</text:p>
          </table:table-cell>
          <table:table-cell office:value-type="float" office:value="3610.3178861396">
            <text:p>3610.3178861396</text:p>
          </table:table-cell>
          <table:table-cell office:value-type="float" office:value="3552.0520284545">
            <text:p>3552.0520284545</text:p>
          </table:table-cell>
          <table:table-cell office:value-type="float" office:value="3493.1314982112">
            <text:p>3493.1314982112</text:p>
          </table:table-cell>
          <table:table-cell office:value-type="float" office:value="3437.4843307591">
            <text:p>3437.4843307591</text:p>
          </table:table-cell>
          <table:table-cell office:value-type="float" office:value="3338.8061594862">
            <text:p>3338.8061594862</text:p>
          </table:table-cell>
          <table:table-cell office:value-type="float" office:value="3249.6162739125">
            <text:p>3249.6162739125</text:p>
          </table:table-cell>
          <table:table-cell office:value-type="float" office:value="3145.24513122">
            <text:p>3145.24513122</text:p>
          </table:table-cell>
          <table:table-cell office:value-type="float" office:value="3073.1341599051">
            <text:p>3073.1341599051</text:p>
          </table:table-cell>
          <table:table-cell office:value-type="float" office:value="2985.7978314685">
            <text:p>2985.7978314685</text:p>
          </table:table-cell>
          <table:table-cell office:value-type="float" office:value="2885.9848846839">
            <text:p>2885.9848846839</text:p>
          </table:table-cell>
          <table:table-cell office:value-type="float" office:value="2800.3121053604">
            <text:p>2800.3121053604</text:p>
          </table:table-cell>
          <table:table-cell office:value-type="float" office:value="2707.1533550281">
            <text:p>2707.1533550281</text:p>
          </table:table-cell>
          <table:table-cell office:value-type="float" office:value="2605.9674288305">
            <text:p>2605.9674288305</text:p>
          </table:table-cell>
          <table:table-cell office:value-type="float" office:value="2540.8564850163">
            <text:p>2540.8564850163</text:p>
          </table:table-cell>
          <table:table-cell office:value-type="float" office:value="2434.391293104">
            <text:p>2434.391293104</text:p>
          </table:table-cell>
          <table:table-cell office:value-type="float" office:value="2343.7638983356">
            <text:p>2343.7638983356</text:p>
          </table:table-cell>
          <table:table-cell office:value-type="float" office:value="2269.2068409525">
            <text:p>2269.2068409525</text:p>
          </table:table-cell>
          <table:table-cell office:value-type="float" office:value="2190.0380068239">
            <text:p>2190.0380068239</text:p>
          </table:table-cell>
          <table:table-cell office:value-type="float" office:value="2121.6299851013">
            <text:p>2121.6299851013</text:p>
          </table:table-cell>
          <table:table-cell office:value-type="float" office:value="2056.2964812088">
            <text:p>2056.2964812088</text:p>
          </table:table-cell>
          <table:table-cell office:value-type="float" office:value="1985.609980566">
            <text:p>1985.609980566</text:p>
          </table:table-cell>
          <table:table-cell office:value-type="float" office:value="1904.0486336705">
            <text:p>1904.0486336705</text:p>
          </table:table-cell>
          <table:table-cell office:value-type="float" office:value="1827.0184727137">
            <text:p>1827.0184727137</text:p>
          </table:table-cell>
          <table:table-cell office:value-type="float" office:value="1725.5199076881">
            <text:p>1725.5199076881</text:p>
          </table:table-cell>
          <table:table-cell office:value-type="float" office:value="1635.5175376632">
            <text:p>1635.5175376632</text:p>
          </table:table-cell>
          <table:table-cell office:value-type="float" office:value="1545.5151676382">
            <text:p>1545.5151676382</text:p>
          </table:table-cell>
          <table:table-cell office:value-type="float" office:value="1466.2061485072">
            <text:p>1466.2061485072</text:p>
          </table:table-cell>
          <table:table-cell office:value-type="float" office:value="1364.6193150137">
            <text:p>1364.6193150137</text:p>
          </table:table-cell>
          <table:table-cell office:value-type="float" office:value="1248.4645562728">
            <text:p>1248.4645562728</text:p>
          </table:table-cell>
          <table:table-cell office:value-type="float" office:value="1131.2997561515">
            <text:p>1131.2997561515</text:p>
          </table:table-cell>
          <table:table-cell office:value-type="float" office:value="1007.0646663678">
            <text:p>1007.0646663678</text:p>
          </table:table-cell>
          <table:table-cell office:value-type="float" office:value="909.0906524733">
            <text:p>909.0906524733</text:p>
          </table:table-cell>
          <table:table-cell office:value-type="float" office:value="904.4887864477">
            <text:p>904.4887864477</text:p>
          </table:table-cell>
          <table:table-cell office:value-type="float" office:value="953.7656279946">
            <text:p>953.7656279946</text:p>
          </table:table-cell>
          <table:table-cell office:value-type="float" office:value="843.2621216883">
            <text:p>843.2621216883</text:p>
          </table:table-cell>
          <table:table-cell table:number-columns-repeated="2" office:value-type="float" office:value="1178.9510957935">
            <text:p>1178.9510957935</text:p>
          </table:table-cell>
          <table:table-cell table:number-columns-repeated="2" office:value-type="float" office:value="1762.2112004066">
            <text:p>1762.2112004066</text:p>
          </table:table-cell>
          <table:table-cell table:number-columns-repeated="2" office:value-type="float" office:value="3572.917345021">
            <text:p>3572.917345021</text:p>
          </table:table-cell>
          <table:table-cell table:number-columns-repeated="2" office:value-type="float" office:value="3491.788440094">
            <text:p>3491.788440094</text:p>
          </table:table-cell>
          <table:table-cell office:value-type="float" office:value="3410.6595351671">
            <text:p>3410.6595351671</text:p>
          </table:table-cell>
          <table:table-cell office:value-type="float" office:value="3314.7876202342">
            <text:p>3314.7876202342</text:p>
          </table:table-cell>
          <table:table-cell office:value-type="float" office:value="3197.0714715192">
            <text:p>3197.0714715192</text:p>
          </table:table-cell>
          <table:table-cell office:value-type="float" office:value="3069.6467744565">
            <text:p>3069.6467744565</text:p>
          </table:table-cell>
          <table:table-cell office:value-type="float" office:value="2937.36780322">
            <text:p>2937.36780322</text:p>
          </table:table-cell>
          <table:table-cell office:value-type="float" office:value="2805.9382917022">
            <text:p>2805.9382917022</text:p>
          </table:table-cell>
          <table:table-cell office:value-type="float" office:value="2653.0021328452">
            <text:p>2653.0021328452</text:p>
          </table:table-cell>
          <table:table-cell office:value-type="float" office:value="2498.871160247">
            <text:p>2498.871160247</text:p>
          </table:table-cell>
          <table:table-cell table:number-columns-repeated="16" office:value-type="float" office:value="2387.7534823274">
            <text:p>2387.7534823274</text:p>
          </table:table-cell>
        </table:table-row>
        <table:table-row table:style-name="ro1">
          <table:table-cell office:value-type="string">
            <text:p>実測値</text:p>
          </table:table-cell>
          <table:table-cell table:number-columns-repeated="28" office:value-type="float" office:value="0">
            <text:p>0</text:p>
          </table:table-cell>
          <table:table-cell office:value-type="float" office:value="125.3333333333">
            <text:p>125.3333333333</text:p>
          </table:table-cell>
          <table:table-cell office:value-type="float" office:value="121.5733333333">
            <text:p>121.5733333333</text:p>
          </table:table-cell>
          <table:table-cell office:value-type="float" office:value="132.8533333333">
            <text:p>132.8533333333</text:p>
          </table:table-cell>
          <table:table-cell office:value-type="float" office:value="135.36">
            <text:p>135.36</text:p>
          </table:table-cell>
          <table:table-cell office:value-type="float" office:value="328.1333333333">
            <text:p>328.1333333333</text:p>
          </table:table-cell>
          <table:table-cell office:value-type="float" office:value="335.2666666667">
            <text:p>335.2666666667</text:p>
          </table:table-cell>
          <table:table-cell office:value-type="float" office:value="353.1">
            <text:p>353.1</text:p>
          </table:table-cell>
          <table:table-cell office:value-type="float" office:value="321">
            <text:p>321</text:p>
          </table:table-cell>
          <table:table-cell office:value-type="float" office:value="586.1422222222">
            <text:p>586.1422222222</text:p>
          </table:table-cell>
          <table:table-cell office:value-type="float" office:value="623.5555555556">
            <text:p>623.5555555556</text:p>
          </table:table-cell>
          <table:table-cell office:value-type="float" office:value="579.9066666667">
            <text:p>579.9066666667</text:p>
          </table:table-cell>
          <table:table-cell office:value-type="float" office:value="654.7333333333">
            <text:p>654.7333333333</text:p>
          </table:table-cell>
          <table:table-cell office:value-type="float" office:value="1278.9544444445">
            <text:p>1278.9544444445</text:p>
          </table:table-cell>
          <table:table-cell office:value-type="float" office:value="1321.1177777778">
            <text:p>1321.1177777778</text:p>
          </table:table-cell>
          <table:table-cell office:value-type="float" office:value="1405.4444444445">
            <text:p>1405.4444444445</text:p>
          </table:table-cell>
          <table:table-cell office:value-type="float" office:value="1349.2266666667">
            <text:p>1349.2266666667</text:p>
          </table:table-cell>
          <table:table-cell office:value-type="float" office:value="2077.0555555556">
            <text:p>2077.0555555556</text:p>
          </table:table-cell>
          <table:table-cell office:value-type="float" office:value="2000.8333333333">
            <text:p>2000.8333333333</text:p>
          </table:table-cell>
          <table:table-cell office:value-type="float" office:value="1734.0555555556">
            <text:p>1734.0555555556</text:p>
          </table:table-cell>
          <table:table-cell office:value-type="float" office:value="1829.3333333333">
            <text:p>1829.3333333333</text:p>
          </table:table-cell>
          <table:table-cell office:value-type="float" office:value="1836.6833333333">
            <text:p>1836.6833333333</text:p>
          </table:table-cell>
          <table:table-cell office:value-type="float" office:value="1626.7766666667">
            <text:p>1626.7766666667</text:p>
          </table:table-cell>
          <table:table-cell office:value-type="float" office:value="1801.6988888889">
            <text:p>1801.6988888889</text:p>
          </table:table-cell>
          <table:table-cell office:value-type="float" office:value="1714.2377777778">
            <text:p>1714.2377777778</text:p>
          </table:table-cell>
          <table:table-cell office:value-type="float" office:value="1728.05">
            <text:p>1728.05</text:p>
          </table:table-cell>
          <table:table-cell office:value-type="float" office:value="1582.7">
            <text:p>1582.7</text:p>
          </table:table-cell>
          <table:table-cell office:value-type="float" office:value="1663.45">
            <text:p>1663.45</text:p>
          </table:table-cell>
          <table:table-cell office:value-type="float" office:value="1566.55">
            <text:p>1566.55</text:p>
          </table:table-cell>
          <table:table-cell office:value-type="float" office:value="1223.4444444445">
            <text:p>1223.4444444445</text:p>
          </table:table-cell>
          <table:table-cell office:value-type="float" office:value="1344.4444444445">
            <text:p>1344.4444444445</text:p>
          </table:table-cell>
          <table:table-cell office:value-type="float" office:value="1250.3333333333">
            <text:p>1250.3333333333</text:p>
          </table:table-cell>
          <table:table-cell office:value-type="float" office:value="1277.2222222222">
            <text:p>1277.2222222222</text:p>
          </table:table-cell>
          <table:table-cell office:value-type="float" office:value="661.1455555556">
            <text:p>661.1455555556</text:p>
          </table:table-cell>
          <table:table-cell office:value-type="float" office:value="582.2933333333">
            <text:p>582.2933333333</text:p>
          </table:table-cell>
          <table:table-cell office:value-type="float" office:value="558.0311111111">
            <text:p>558.0311111111</text:p>
          </table:table-cell>
          <table:table-cell office:value-type="float" office:value="570.1622222222">
            <text:p>570.1622222222</text:p>
          </table:table-cell>
          <table:table-cell office:value-type="float" office:value="93.84">
            <text:p>93.84</text:p>
          </table:table-cell>
          <table:table-cell office:value-type="float" office:value="104.04">
            <text:p>104.04</text:p>
          </table:table-cell>
          <table:table-cell office:value-type="float" office:value="92.82">
            <text:p>92.82</text:p>
          </table:table-cell>
          <table:table-cell office:value-type="float" office:value="110.16">
            <text:p>110.16</text:p>
          </table:table-cell>
          <table:table-cell table:number-columns-repeated="28" office:value-type="float" office:value="0">
            <text:p>0</text:p>
          </table:table-cell>
        </table:table-row>
        <table:table-row table:style-name="ro1">
          <table:table-cell office:value-type="string">
            <text:p>モデル値</text:p>
          </table:table-cell>
          <table:table-cell table:number-columns-repeated="16" office:value-type="float" office:value="0">
            <text:p>0</text:p>
          </table:table-cell>
          <table:table-cell office:value-type="float" office:value="0.5033789954">
            <text:p>0.5033789954</text:p>
          </table:table-cell>
          <table:table-cell office:value-type="float" office:value="0.4748858447">
            <text:p>0.4748858447</text:p>
          </table:table-cell>
          <table:table-cell office:value-type="float" office:value="0.4653881279">
            <text:p>0.4653881279</text:p>
          </table:table-cell>
          <table:table-cell office:value-type="float" office:value="0.4416438356">
            <text:p>0.4416438356</text:p>
          </table:table-cell>
          <table:table-cell table:number-columns-repeated="2" office:value-type="float" office:value="43.3323835616">
            <text:p>43.3323835616</text:p>
          </table:table-cell>
          <table:table-cell office:value-type="float" office:value="45.4156712329">
            <text:p>45.4156712329</text:p>
          </table:table-cell>
          <table:table-cell office:value-type="float" office:value="43.3323835616">
            <text:p>43.3323835616</text:p>
          </table:table-cell>
          <table:table-cell office:value-type="float" office:value="218.382587519">
            <text:p>218.382587519</text:p>
          </table:table-cell>
          <table:table-cell office:value-type="float" office:value="243.6689923897">
            <text:p>243.6689923897</text:p>
          </table:table-cell>
          <table:table-cell office:value-type="float" office:value="239.0714642314">
            <text:p>239.0714642314</text:p>
          </table:table-cell>
          <table:table-cell office:value-type="float" office:value="245.9677564688">
            <text:p>245.9677564688</text:p>
          </table:table-cell>
          <table:table-cell office:value-type="float" office:value="591.866">
            <text:p>591.866</text:p>
          </table:table-cell>
          <table:table-cell office:value-type="float" office:value="585.8875555556">
            <text:p>585.8875555556</text:p>
          </table:table-cell>
          <table:table-cell office:value-type="float" office:value="538.06">
            <text:p>538.06</text:p>
          </table:table-cell>
          <table:table-cell office:value-type="float" office:value="627.7366666667">
            <text:p>627.7366666667</text:p>
          </table:table-cell>
          <table:table-cell office:value-type="float" office:value="1121.8492359209">
            <text:p>1121.8492359209</text:p>
          </table:table-cell>
          <table:table-cell office:value-type="float" office:value="985.5497960426">
            <text:p>985.5497960426</text:p>
          </table:table-cell>
          <table:table-cell office:value-type="float" office:value="943.6115068493">
            <text:p>943.6115068493</text:p>
          </table:table-cell>
          <table:table-cell office:value-type="float" office:value="1132.3338082192">
            <text:p>1132.3338082192</text:p>
          </table:table-cell>
          <table:table-cell office:value-type="float" office:value="1489.5517229833">
            <text:p>1489.5517229833</text:p>
          </table:table-cell>
          <table:table-cell office:value-type="float" office:value="1447.7885905632">
            <text:p>1447.7885905632</text:p>
          </table:table-cell>
          <table:table-cell office:value-type="float" office:value="1266.8150167428">
            <text:p>1266.8150167428</text:p>
          </table:table-cell>
          <table:table-cell office:value-type="float" office:value="1308.5781491629">
            <text:p>1308.5781491629</text:p>
          </table:table-cell>
          <table:table-cell office:value-type="float" office:value="1576.9336986301">
            <text:p>1576.9336986301</text:p>
          </table:table-cell>
          <table:table-cell office:value-type="float" office:value="1593.7095890411">
            <text:p>1593.7095890411</text:p>
          </table:table-cell>
          <table:table-cell office:value-type="float" office:value="1811.7961643836">
            <text:p>1811.7961643836</text:p>
          </table:table-cell>
          <table:table-cell office:value-type="float" office:value="1677.5890410959">
            <text:p>1677.5890410959</text:p>
          </table:table-cell>
          <table:table-cell office:value-type="float" office:value="1856.6469406393">
            <text:p>1856.6469406393</text:p>
          </table:table-cell>
          <table:table-cell office:value-type="float" office:value="1892.3516894977">
            <text:p>1892.3516894977</text:p>
          </table:table-cell>
          <table:table-cell office:value-type="float" office:value="1642.4184474886">
            <text:p>1642.4184474886</text:p>
          </table:table-cell>
          <table:table-cell office:value-type="float" office:value="1624.5660730594">
            <text:p>1624.5660730594</text:p>
          </table:table-cell>
          <table:table-cell office:value-type="float" office:value="1651.2783987824">
            <text:p>1651.2783987824</text:p>
          </table:table-cell>
          <table:table-cell office:value-type="float" office:value="1791.8127305936">
            <text:p>1791.8127305936</text:p>
          </table:table-cell>
          <table:table-cell office:value-type="float" office:value="1581.0112328767">
            <text:p>1581.0112328767</text:p>
          </table:table-cell>
          <table:table-cell office:value-type="float" office:value="1703.9787732116">
            <text:p>1703.9787732116</text:p>
          </table:table-cell>
          <table:table-cell office:value-type="float" office:value="1454.608499239">
            <text:p>1454.608499239</text:p>
          </table:table-cell>
          <table:table-cell office:value-type="float" office:value="1486.2304231355">
            <text:p>1486.2304231355</text:p>
          </table:table-cell>
          <table:table-cell office:value-type="float" office:value="1628.5290806697">
            <text:p>1628.5290806697</text:p>
          </table:table-cell>
          <table:table-cell office:value-type="float" office:value="1533.6633089802">
            <text:p>1533.6633089802</text:p>
          </table:table-cell>
          <table:table-cell office:value-type="float" office:value="1270.2031506849">
            <text:p>1270.2031506849</text:p>
          </table:table-cell>
          <table:table-cell office:value-type="float" office:value="1167.5604718417">
            <text:p>1167.5604718417</text:p>
          </table:table-cell>
          <table:table-cell office:value-type="float" office:value="1398.506499239">
            <text:p>1398.506499239</text:p>
          </table:table-cell>
          <table:table-cell office:value-type="float" office:value="1154.7301369863">
            <text:p>1154.7301369863</text:p>
          </table:table-cell>
          <table:table-cell office:value-type="float" office:value="807.9196347032">
            <text:p>807.9196347032</text:p>
          </table:table-cell>
          <table:table-cell office:value-type="float" office:value="878.1735159817">
            <text:p>878.1735159817</text:p>
          </table:table-cell>
          <table:table-cell table:number-columns-repeated="2" office:value-type="float" office:value="843.0465753425">
            <text:p>843.0465753425</text:p>
          </table:table-cell>
          <table:table-cell office:value-type="float" office:value="501.1672937595">
            <text:p>501.1672937595</text:p>
          </table:table-cell>
          <table:table-cell office:value-type="float" office:value="486.7105449011">
            <text:p>486.7105449011</text:p>
          </table:table-cell>
          <table:table-cell office:value-type="float" office:value="481.8916286149">
            <text:p>481.8916286149</text:p>
          </table:table-cell>
          <table:table-cell office:value-type="float" office:value="467.4348797565">
            <text:p>467.4348797565</text:p>
          </table:table-cell>
          <table:table-cell office:value-type="float" office:value="173.98343379">
            <text:p>173.98343379</text:p>
          </table:table-cell>
          <table:table-cell office:value-type="float" office:value="168.8662739726">
            <text:p>168.8662739726</text:p>
          </table:table-cell>
          <table:table-cell office:value-type="float" office:value="156.9262343988">
            <text:p>156.9262343988</text:p>
          </table:table-cell>
          <table:table-cell office:value-type="float" office:value="158.6319543379">
            <text:p>158.6319543379</text:p>
          </table:table-cell>
          <table:table-cell office:value-type="float" office:value="23.6406849315">
            <text:p>23.6406849315</text:p>
          </table:table-cell>
          <table:table-cell office:value-type="float" office:value="24.1383835616">
            <text:p>24.1383835616</text:p>
          </table:table-cell>
          <table:table-cell office:value-type="float" office:value="25.1337808219">
            <text:p>25.1337808219</text:p>
          </table:table-cell>
          <table:table-cell office:value-type="float" office:value="24.1383835616">
            <text:p>24.1383835616</text:p>
          </table:table-cell>
          <table:table-cell office:value-type="float" office:value="0.0322191781">
            <text:p>0.0322191781</text:p>
          </table:table-cell>
          <table:table-cell office:value-type="float" office:value="0.0315616438">
            <text:p>0.0315616438</text:p>
          </table:table-cell>
          <table:table-cell office:value-type="float" office:value="0.0341917808">
            <text:p>0.0341917808</text:p>
          </table:table-cell>
          <table:table-cell office:value-type="float" office:value="0.0309041096">
            <text:p>0.0309041096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string">
            <text:p>需要</text:p>
          </table:table-cell>
          <table:table-cell office:value-type="float" office:value="71.6078848175444">
            <text:p>71.6078848175</text:p>
          </table:table-cell>
          <table:table-cell office:value-type="float" office:value="82.0362175579634">
            <text:p>82.036217558</text:p>
          </table:table-cell>
          <table:table-cell office:value-type="float" office:value="69.5222182694605">
            <text:p>69.5222182695</text:p>
          </table:table-cell>
          <table:table-cell office:value-type="float" office:value="76.4744400964066">
            <text:p>76.4744400964</text:p>
          </table:table-cell>
          <table:table-cell office:value-type="float" office:value="82.5146818276741">
            <text:p>82.5146818277</text:p>
          </table:table-cell>
          <table:table-cell office:value-type="float" office:value="70.9110546956575">
            <text:p>70.9110546957</text:p>
          </table:table-cell>
          <table:table-cell office:value-type="float" office:value="61.2413654189769">
            <text:p>61.241365419</text:p>
          </table:table-cell>
          <table:table-cell office:value-type="float" office:value="76.0682223098871">
            <text:p>76.0682223099</text:p>
          </table:table-cell>
          <table:table-cell office:value-type="float" office:value="34.1527506422929">
            <text:p>34.1527506423</text:p>
          </table:table-cell>
          <table:table-cell office:value-type="float" office:value="47.5544629196483">
            <text:p>47.5544629196</text:p>
          </table:table-cell>
          <table:table-cell office:value-type="float" office:value="47.9867762189178">
            <text:p>47.9867762189</text:p>
          </table:table-cell>
          <table:table-cell office:value-type="float" office:value="33.7204373430233">
            <text:p>33.720437343</text:p>
          </table:table-cell>
          <table:table-cell office:value-type="float" office:value="40.1390171754787">
            <text:p>40.1390171755</text:p>
          </table:table-cell>
          <table:table-cell office:value-type="float" office:value="50.5120216140856">
            <text:p>50.5120216141</text:p>
          </table:table-cell>
          <table:table-cell table:number-columns-repeated="2" office:value-type="float" office:value="43.296018526359">
            <text:p>43.2960185264</text:p>
          </table:table-cell>
          <table:table-cell office:value-type="float" office:value="41.7121534738565">
            <text:p>41.7121534739</text:p>
          </table:table-cell>
          <table:table-cell office:value-type="float" office:value="59.7874199791943">
            <text:p>59.7874199792</text:p>
          </table:table-cell>
          <table:table-cell office:value-type="float" office:value="34.2966595229486">
            <text:p>34.2966595229</text:p>
          </table:table-cell>
          <table:table-cell office:value-type="float" office:value="41.2486851019247">
            <text:p>41.2486851019</text:p>
          </table:table-cell>
          <table:table-cell office:value-type="float" office:value="83.2684793846397">
            <text:p>83.2684793846</text:p>
          </table:table-cell>
          <table:table-cell office:value-type="float" office:value="54.419557393111">
            <text:p>54.4195573931</text:p>
          </table:table-cell>
          <table:table-cell office:value-type="float" office:value="79.9901927946933">
            <text:p>79.9901927947</text:p>
          </table:table-cell>
          <table:table-cell office:value-type="float" office:value="70.8109903428432">
            <text:p>70.8109903428</text:p>
          </table:table-cell>
          <table:table-cell office:value-type="float" office:value="62.9104092003644">
            <text:p>62.9104092004</text:p>
          </table:table-cell>
          <table:table-cell office:value-type="float" office:value="93.2809515729541">
            <text:p>93.280951573</text:p>
          </table:table-cell>
          <table:table-cell office:value-type="float" office:value="68.695274414191">
            <text:p>68.6952744142</text:p>
          </table:table-cell>
          <table:table-cell office:value-type="float" office:value="74.4801396280176">
            <text:p>74.480139628</text:p>
          </table:table-cell>
          <table:table-cell office:value-type="float" office:value="78.5607069911253">
            <text:p>78.5607069911</text:p>
          </table:table-cell>
          <table:table-cell office:value-type="float" office:value="58.2658576850846">
            <text:p>58.2658576851</text:p>
          </table:table-cell>
          <table:table-cell office:value-type="float" office:value="58.920530243344">
            <text:p>58.9205302433</text:p>
          </table:table-cell>
          <table:table-cell office:value-type="float" office:value="55.6471674520471">
            <text:p>55.647167452</text:p>
          </table:table-cell>
          <table:table-cell office:value-type="float" office:value="98.6781712729696">
            <text:p>98.678171273</text:p>
          </table:table-cell>
          <table:table-cell office:value-type="float" office:value="89.1898855736456">
            <text:p>89.1898855736</text:p>
          </table:table-cell>
          <table:table-cell office:value-type="float" office:value="104.371142692564">
            <text:p>104.3711426926</text:p>
          </table:table-cell>
          <table:table-cell office:value-type="float" office:value="72.1109713148624">
            <text:p>72.1109713149</text:p>
          </table:table-cell>
          <table:table-cell office:value-type="float" office:value="87.3363284365503">
            <text:p>87.3363284366</text:p>
          </table:table-cell>
          <table:table-cell office:value-type="float" office:value="99.8129467846288">
            <text:p>99.8129467846</text:p>
          </table:table-cell>
          <table:table-cell office:value-type="float" office:value="85.6727793234731">
            <text:p>85.6727793235</text:p>
          </table:table-cell>
          <table:table-cell office:value-type="float" office:value="93.1587503323203">
            <text:p>93.1587503323</text:p>
          </table:table-cell>
          <table:table-cell office:value-type="float" office:value="101.185926197674">
            <text:p>101.1859261977</text:p>
          </table:table-cell>
          <table:table-cell office:value-type="float" office:value="65.1109438141555">
            <text:p>65.1109438142</text:p>
          </table:table-cell>
          <table:table-cell office:value-type="float" office:value="106.465191912335">
            <text:p>106.4651919123</text:p>
          </table:table-cell>
          <table:table-cell office:value-type="float" office:value="90.6273947683515">
            <text:p>90.6273947684</text:p>
          </table:table-cell>
          <table:table-cell office:value-type="float" office:value="74.557057383156">
            <text:p>74.5570573832</text:p>
          </table:table-cell>
          <table:table-cell office:value-type="float" office:value="79.1688341285059">
            <text:p>79.1688341285</text:p>
          </table:table-cell>
          <table:table-cell office:value-type="float" office:value="68.4080217226895">
            <text:p>68.4080217227</text:p>
          </table:table-cell>
          <table:table-cell office:value-type="float" office:value="65.3335038924563">
            <text:p>65.3335038925</text:p>
          </table:table-cell>
          <table:table-cell office:value-type="float" office:value="70.6865006427706">
            <text:p>70.6865006428</text:p>
          </table:table-cell>
          <table:table-cell office:value-type="float" office:value="81.5613468955045">
            <text:p>81.5613468955</text:p>
          </table:table-cell>
          <table:table-cell office:value-type="float" office:value="77.0301609568654">
            <text:p>77.0301609569</text:p>
          </table:table-cell>
          <table:table-cell office:value-type="float" office:value="101.498565025517">
            <text:p>101.4985650255</text:p>
          </table:table-cell>
          <table:table-cell table:number-columns-repeated="2" office:value-type="float" office:value="90.0023700249867">
            <text:p>90.002370025</text:p>
          </table:table-cell>
          <table:table-cell office:value-type="float" office:value="79.3090191309289">
            <text:p>79.3090191309</text:p>
          </table:table-cell>
          <table:table-cell office:value-type="float" office:value="101.586833493549">
            <text:p>101.5868334936</text:p>
          </table:table-cell>
          <table:table-cell office:value-type="float" office:value="116.154758740896">
            <text:p>116.1547587409</text:p>
          </table:table-cell>
          <table:table-cell office:value-type="float" office:value="117.164800121251">
            <text:p>117.1648001213</text:p>
          </table:table-cell>
          <table:table-cell office:value-type="float" office:value="124.23508978374">
            <text:p>124.2350897837</text:p>
          </table:table-cell>
          <table:table-cell office:value-type="float" office:value="97.9740138944945">
            <text:p>97.9740138945</text:p>
          </table:table-cell>
          <table:table-cell office:value-type="float" office:value="94.4302690253601">
            <text:p>94.4302690254</text:p>
          </table:table-cell>
          <table:table-cell office:value-type="float" office:value="76.3478770843337">
            <text:p>76.3478770843</text:p>
          </table:table-cell>
          <table:table-cell office:value-type="float" office:value="110.503506306272">
            <text:p>110.5035063063</text:p>
          </table:table-cell>
          <table:table-cell office:value-type="float" office:value="127.581320917242">
            <text:p>127.5813209172</text:p>
          </table:table-cell>
          <table:table-cell office:value-type="float" office:value="106.44848445552">
            <text:p>106.4484844555</text:p>
          </table:table-cell>
          <table:table-cell office:value-type="float" office:value="99.8640421180655">
            <text:p>99.8640421181</text:p>
          </table:table-cell>
          <table:table-cell office:value-type="float" office:value="127.299218524127">
            <text:p>127.2992185241</text:p>
          </table:table-cell>
          <table:table-cell office:value-type="float" office:value="111.935519736733">
            <text:p>111.9355197367</text:p>
          </table:table-cell>
          <table:table-cell office:value-type="float" office:value="82.1304963458408">
            <text:p>82.1304963458</text:p>
          </table:table-cell>
          <table:table-cell office:value-type="float" office:value="81.1289049269891">
            <text:p>81.128904927</text:p>
          </table:table-cell>
          <table:table-cell office:value-type="float" office:value="88.1400448589511">
            <text:p>88.140044859</text:p>
          </table:table-cell>
          <table:table-cell office:value-type="float" office:value="81.1289049269891">
            <text:p>81.128904927</text:p>
          </table:table-cell>
          <table:table-cell office:value-type="float" office:value="95.8719149328587">
            <text:p>95.8719149329</text:p>
          </table:table-cell>
          <table:table-cell office:value-type="float" office:value="117.716148715029">
            <text:p>117.716148715</text:p>
          </table:table-cell>
          <table:table-cell office:value-type="float" office:value="127.42469706266">
            <text:p>127.4246970627</text:p>
          </table:table-cell>
          <table:table-cell office:value-type="float" office:value="132.278971236476">
            <text:p>132.2789712365</text:p>
          </table:table-cell>
          <table:table-cell office:value-type="float" office:value="131.429511517795">
            <text:p>131.4295115178</text:p>
          </table:table-cell>
          <table:table-cell office:value-type="float" office:value="152.936158857071">
            <text:p>152.9361588571</text:p>
          </table:table-cell>
          <table:table-cell office:value-type="float" office:value="154.130972598142">
            <text:p>154.1309725981</text:p>
          </table:table-cell>
          <table:table-cell office:value-type="float" office:value="111.117677919591">
            <text:p>111.1176779196</text:p>
          </table:table-cell>
          <table:table-cell office:value-type="float" office:value="121.132749791063">
            <text:p>121.1327497911</text:p>
          </table:table-cell>
          <table:table-cell office:value-type="float" office:value="131.123079670738">
            <text:p>131.1230796707</text:p>
          </table:table-cell>
          <table:table-cell office:value-type="float" office:value="107.396046206509">
            <text:p>107.3960462065</text:p>
          </table:table-cell>
          <table:table-cell office:value-type="float" office:value="113.640002381306">
            <text:p>113.6400023813</text:p>
          </table:table-cell>
          <table:table-cell office:value-type="float" office:value="108.395216224687">
            <text:p>108.3952162247</text:p>
          </table:table-cell>
          <table:table-cell office:value-type="float" office:value="83.554645839863">
            <text:p>83.5546458399</text:p>
          </table:table-cell>
          <table:table-cell office:value-type="float" office:value="124.202851924121">
            <text:p>124.2028519241</text:p>
          </table:table-cell>
          <table:table-cell office:value-type="float" office:value="102.749632046318">
            <text:p>102.7496320463</text:p>
          </table:table-cell>
          <table:table-cell office:value-type="float" office:value="99.343018620267">
            <text:p>99.3430186203</text:p>
          </table:table-cell>
          <table:table-cell office:value-type="float" office:value="91.0644337352447">
            <text:p>91.0644337352</text:p>
          </table:table-cell>
          <table:table-cell office:value-type="float" office:value="117.082843373886">
            <text:p>117.0828433739</text:p>
          </table:table-cell>
          <table:table-cell office:value-type="float" office:value="137.187978094654">
            <text:p>137.1879780947</text:p>
          </table:table-cell>
          <table:table-cell office:value-type="float" office:value="95.0657541681722">
            <text:p>95.0657541682</text:p>
          </table:table-cell>
          <table:table-cell office:value-type="float" office:value="56.7199037473969">
            <text:p>56.7199037474</text:p>
          </table:table-cell>
          <table:table-cell office:value-type="float" office:value="100.657857354535">
            <text:p>100.6578573545</text:p>
          </table:table-cell>
          <table:table-cell office:value-type="float" office:value="102.255601122068">
            <text:p>102.25560112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12pt" fo:language="en" fo:country="US" style:letter-kerning="tru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7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07T18:38:30</dc:date>
    <dc:creator>yshtak </dc:creator>
    <meta:document-statistic meta:table-count="1" meta:cell-count="485" meta:object-count="3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7cm" svg:height="8.999cm" xlink:href=".." xlink:type="simple" chart:class="chart:line" chart:style-name="ch1">
        <chart:legend chart:legend-position="end" svg:x="13.33cm" svg:y="3.271cm" style:legend-expansion="high" chart:style-name="ch2"/>
        <chart:plot-area chart:style-name="ch3" table:cell-range-address="Sheet1.A1:Sheet1.CS5" chart:data-source-has-labels="column" svg:x="0.769cm" svg:y="0.851cm" svg:width="11.923cm" svg:height="7.549cm">
          <chartooo:coordinate-region svg:x="1.867cm" svg:y="1.038cm" svg:width="10.724cm" svg:height="6.3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CS1" chart:label-cell-address="Sheet1.A1:Sheet1.A1" chart:class="chart:line">
            <chart:data-point chart:repeated="96"/>
          </chart:series>
          <chart:series chart:style-name="ch7" chart:values-cell-range-address="Sheet1.B2:Sheet1.CS2" chart:label-cell-address="Sheet1.A2:Sheet1.A2" chart:class="chart:line">
            <chart:data-point chart:repeated="96"/>
          </chart:series>
          <chart:series chart:style-name="ch8" chart:values-cell-range-address="Sheet1.B3:Sheet1.CS3" chart:label-cell-address="Sheet1.A3:Sheet1.A3" chart:class="chart:line">
            <chart:data-point chart:repeated="96"/>
          </chart:series>
          <chart:series chart:style-name="ch9" chart:values-cell-range-address="Sheet1.B4:Sheet1.CS4" chart:label-cell-address="Sheet1.A4:Sheet1.A4" chart:class="chart:line">
            <chart:data-point chart:repeated="96"/>
          </chart:series>
          <chart:series chart:style-name="ch10" chart:values-cell-range-address="Sheet1.B5:Sheet1.CS5" chart:label-cell-address="Sheet1.A5:Sheet1.A5" chart:class="chart:line">
            <chart:data-point chart:repeated="9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</table:table-row>
          </table:table-header-rows>
          <table:table-rows>
            <table:table-row>
              <table:table-cell office:value-type="string">
                <text:p>買電量</text:p>
                <draw:g>
                  <svg:desc>Sheet1.A1:Sheet1.A1</svg:desc>
                </draw:g>
              </table:table-cell>
              <table:table-cell office:value-type="float" office:value="0">
                <text:p>0</text:p>
                <draw:g>
                  <svg:desc>Sheet1.B1:Sheet1.CS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41.8895873073">
                <text:p>2041.88958730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9.8284029997">
                <text:p>89.8284029997</text:p>
              </table:table-cell>
              <table:table-cell office:value-type="float" office:value="125.6247186312">
                <text:p>125.6247186312</text:p>
              </table:table-cell>
              <table:table-cell office:value-type="float" office:value="0">
                <text:p>0</text:p>
              </table:table-cell>
              <table:table-cell office:value-type="float" office:value="463.2702950224">
                <text:p>463.2702950224</text:p>
              </table:table-cell>
              <table:table-cell office:value-type="float" office:value="0">
                <text:p>0</text:p>
              </table:table-cell>
              <table:table-cell office:value-type="float" office:value="683.1241467312">
                <text:p>683.1241467312</text:p>
              </table:table-cell>
              <table:table-cell office:value-type="float" office:value="0">
                <text:p>0</text:p>
              </table:table-cell>
              <table:table-cell office:value-type="float" office:value="1922.6416643512">
                <text:p>1922.64166435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蓄電量</text:p>
                <draw:g>
                  <svg:desc>Sheet1.A2:Sheet1.A2</svg:desc>
                </draw:g>
              </table:table-cell>
              <table:table-cell office:value-type="float" office:value="2000">
                <text:p>2000</text:p>
                <draw:g>
                  <svg:desc>Sheet1.B2:Sheet1.CS2</svg:desc>
                </draw:g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3982.1021673281">
                <text:p>3982.1021673281</text:p>
              </table:table-cell>
              <table:table-cell office:value-type="float" office:value="3947.8055078051">
                <text:p>3947.8055078051</text:p>
              </table:table-cell>
              <table:table-cell office:value-type="float" office:value="3906.5568227032">
                <text:p>3906.5568227032</text:p>
              </table:table-cell>
              <table:table-cell office:value-type="float" office:value="3823.2883433185">
                <text:p>3823.2883433185</text:p>
              </table:table-cell>
              <table:table-cell office:value-type="float" office:value="3768.8687859254">
                <text:p>3768.8687859254</text:p>
              </table:table-cell>
              <table:table-cell office:value-type="float" office:value="3688.8785931307">
                <text:p>3688.8785931307</text:p>
              </table:table-cell>
              <table:table-cell office:value-type="float" office:value="3688.8785931307">
                <text:p>3688.8785931307</text:p>
              </table:table-cell>
              <table:table-cell office:value-type="float" office:value="3688.8785931307">
                <text:p>3688.8785931307</text:p>
              </table:table-cell>
              <table:table-cell office:value-type="float" office:value="3688.8785931307">
                <text:p>3688.8785931307</text:p>
              </table:table-cell>
              <table:table-cell office:value-type="float" office:value="3688.8785931307">
                <text:p>3688.8785931307</text:p>
              </table:table-cell>
              <table:table-cell office:value-type="float" office:value="3688.8785931307">
                <text:p>3688.8785931307</text:p>
              </table:table-cell>
              <table:table-cell office:value-type="float" office:value="3610.3178861396">
                <text:p>3610.3178861396</text:p>
              </table:table-cell>
              <table:table-cell office:value-type="float" office:value="3552.0520284545">
                <text:p>3552.0520284545</text:p>
              </table:table-cell>
              <table:table-cell office:value-type="float" office:value="3493.1314982112">
                <text:p>3493.1314982112</text:p>
              </table:table-cell>
              <table:table-cell office:value-type="float" office:value="3437.4843307591">
                <text:p>3437.4843307591</text:p>
              </table:table-cell>
              <table:table-cell office:value-type="float" office:value="3338.8061594862">
                <text:p>3338.8061594862</text:p>
              </table:table-cell>
              <table:table-cell office:value-type="float" office:value="3249.6162739125">
                <text:p>3249.6162739125</text:p>
              </table:table-cell>
              <table:table-cell office:value-type="float" office:value="3145.24513122">
                <text:p>3145.24513122</text:p>
              </table:table-cell>
              <table:table-cell office:value-type="float" office:value="3073.1341599051">
                <text:p>3073.1341599051</text:p>
              </table:table-cell>
              <table:table-cell office:value-type="float" office:value="2985.7978314685">
                <text:p>2985.7978314685</text:p>
              </table:table-cell>
              <table:table-cell office:value-type="float" office:value="2885.9848846839">
                <text:p>2885.9848846839</text:p>
              </table:table-cell>
              <table:table-cell office:value-type="float" office:value="2800.3121053604">
                <text:p>2800.3121053604</text:p>
              </table:table-cell>
              <table:table-cell office:value-type="float" office:value="2707.1533550281">
                <text:p>2707.1533550281</text:p>
              </table:table-cell>
              <table:table-cell office:value-type="float" office:value="2605.9674288305">
                <text:p>2605.9674288305</text:p>
              </table:table-cell>
              <table:table-cell office:value-type="float" office:value="2540.8564850163">
                <text:p>2540.8564850163</text:p>
              </table:table-cell>
              <table:table-cell office:value-type="float" office:value="2434.391293104">
                <text:p>2434.391293104</text:p>
              </table:table-cell>
              <table:table-cell office:value-type="float" office:value="2343.7638983356">
                <text:p>2343.7638983356</text:p>
              </table:table-cell>
              <table:table-cell office:value-type="float" office:value="2269.2068409525">
                <text:p>2269.2068409525</text:p>
              </table:table-cell>
              <table:table-cell office:value-type="float" office:value="2190.0380068239">
                <text:p>2190.0380068239</text:p>
              </table:table-cell>
              <table:table-cell office:value-type="float" office:value="2121.6299851013">
                <text:p>2121.6299851013</text:p>
              </table:table-cell>
              <table:table-cell office:value-type="float" office:value="2056.2964812088">
                <text:p>2056.2964812088</text:p>
              </table:table-cell>
              <table:table-cell office:value-type="float" office:value="1985.609980566">
                <text:p>1985.609980566</text:p>
              </table:table-cell>
              <table:table-cell office:value-type="float" office:value="1904.0486336705">
                <text:p>1904.0486336705</text:p>
              </table:table-cell>
              <table:table-cell office:value-type="float" office:value="1827.0184727137">
                <text:p>1827.0184727137</text:p>
              </table:table-cell>
              <table:table-cell office:value-type="float" office:value="1725.5199076881">
                <text:p>1725.5199076881</text:p>
              </table:table-cell>
              <table:table-cell office:value-type="float" office:value="1635.5175376632">
                <text:p>1635.5175376632</text:p>
              </table:table-cell>
              <table:table-cell office:value-type="float" office:value="1545.5151676382">
                <text:p>1545.5151676382</text:p>
              </table:table-cell>
              <table:table-cell office:value-type="float" office:value="1466.2061485072">
                <text:p>1466.2061485072</text:p>
              </table:table-cell>
              <table:table-cell office:value-type="float" office:value="1364.6193150137">
                <text:p>1364.6193150137</text:p>
              </table:table-cell>
              <table:table-cell office:value-type="float" office:value="1248.4645562728">
                <text:p>1248.4645562728</text:p>
              </table:table-cell>
              <table:table-cell office:value-type="float" office:value="1131.2997561515">
                <text:p>1131.2997561515</text:p>
              </table:table-cell>
              <table:table-cell office:value-type="float" office:value="1007.0646663678">
                <text:p>1007.0646663678</text:p>
              </table:table-cell>
              <table:table-cell office:value-type="float" office:value="909.0906524733">
                <text:p>909.0906524733</text:p>
              </table:table-cell>
              <table:table-cell office:value-type="float" office:value="904.4887864477">
                <text:p>904.4887864477</text:p>
              </table:table-cell>
              <table:table-cell office:value-type="float" office:value="953.7656279946">
                <text:p>953.7656279946</text:p>
              </table:table-cell>
              <table:table-cell office:value-type="float" office:value="843.2621216883">
                <text:p>843.2621216883</text:p>
              </table:table-cell>
              <table:table-cell office:value-type="float" office:value="1178.9510957935">
                <text:p>1178.9510957935</text:p>
              </table:table-cell>
              <table:table-cell office:value-type="float" office:value="1178.9510957935">
                <text:p>1178.9510957935</text:p>
              </table:table-cell>
              <table:table-cell office:value-type="float" office:value="1762.2112004066">
                <text:p>1762.2112004066</text:p>
              </table:table-cell>
              <table:table-cell office:value-type="float" office:value="1762.2112004066">
                <text:p>1762.2112004066</text:p>
              </table:table-cell>
              <table:table-cell office:value-type="float" office:value="3572.917345021">
                <text:p>3572.917345021</text:p>
              </table:table-cell>
              <table:table-cell office:value-type="float" office:value="3572.917345021">
                <text:p>3572.917345021</text:p>
              </table:table-cell>
              <table:table-cell office:value-type="float" office:value="3491.788440094">
                <text:p>3491.788440094</text:p>
              </table:table-cell>
              <table:table-cell office:value-type="float" office:value="3491.788440094">
                <text:p>3491.788440094</text:p>
              </table:table-cell>
              <table:table-cell office:value-type="float" office:value="3410.6595351671">
                <text:p>3410.6595351671</text:p>
              </table:table-cell>
              <table:table-cell office:value-type="float" office:value="3314.7876202342">
                <text:p>3314.7876202342</text:p>
              </table:table-cell>
              <table:table-cell office:value-type="float" office:value="3197.0714715192">
                <text:p>3197.0714715192</text:p>
              </table:table-cell>
              <table:table-cell office:value-type="float" office:value="3069.6467744565">
                <text:p>3069.6467744565</text:p>
              </table:table-cell>
              <table:table-cell office:value-type="float" office:value="2937.36780322">
                <text:p>2937.36780322</text:p>
              </table:table-cell>
              <table:table-cell office:value-type="float" office:value="2805.9382917022">
                <text:p>2805.9382917022</text:p>
              </table:table-cell>
              <table:table-cell office:value-type="float" office:value="2653.0021328452">
                <text:p>2653.0021328452</text:p>
              </table:table-cell>
              <table:table-cell office:value-type="float" office:value="2498.871160247">
                <text:p>2498.871160247</text:p>
              </table:table-cell>
              <table:table-cell office:value-type="float" office:value="2387.7534823274">
                <text:p>2387.7534823274</text:p>
              </table:table-cell>
              <table:table-cell office:value-type="float" office:value="2387.7534823274">
                <text:p>2387.7534823274</text:p>
              </table:table-cell>
              <table:table-cell office:value-type="float" office:value="2387.7534823274">
                <text:p>2387.7534823274</text:p>
              </table:table-cell>
              <table:table-cell office:value-type="float" office:value="2387.7534823274">
                <text:p>2387.7534823274</text:p>
              </table:table-cell>
              <table:table-cell office:value-type="float" office:value="2387.7534823274">
                <text:p>2387.7534823274</text:p>
              </table:table-cell>
              <table:table-cell office:value-type="float" office:value="2387.7534823274">
                <text:p>2387.7534823274</text:p>
              </table:table-cell>
              <table:table-cell office:value-type="float" office:value="2387.7534823274">
                <text:p>2387.7534823274</text:p>
              </table:table-cell>
              <table:table-cell office:value-type="float" office:value="2387.7534823274">
                <text:p>2387.7534823274</text:p>
              </table:table-cell>
              <table:table-cell office:value-type="float" office:value="2387.7534823274">
                <text:p>2387.7534823274</text:p>
              </table:table-cell>
              <table:table-cell office:value-type="float" office:value="2387.7534823274">
                <text:p>2387.7534823274</text:p>
              </table:table-cell>
              <table:table-cell office:value-type="float" office:value="2387.7534823274">
                <text:p>2387.7534823274</text:p>
              </table:table-cell>
              <table:table-cell office:value-type="float" office:value="2387.7534823274">
                <text:p>2387.7534823274</text:p>
              </table:table-cell>
              <table:table-cell office:value-type="float" office:value="2387.7534823274">
                <text:p>2387.7534823274</text:p>
              </table:table-cell>
              <table:table-cell office:value-type="float" office:value="2387.7534823274">
                <text:p>2387.7534823274</text:p>
              </table:table-cell>
              <table:table-cell office:value-type="float" office:value="2387.7534823274">
                <text:p>2387.7534823274</text:p>
              </table:table-cell>
              <table:table-cell office:value-type="float" office:value="2387.7534823274">
                <text:p>2387.7534823274</text:p>
              </table:table-cell>
            </table:table-row>
            <table:table-row>
              <table:table-cell office:value-type="string">
                <text:p>実測値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B3:Sheet1.CS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5.3333333333">
                <text:p>125.3333333333</text:p>
              </table:table-cell>
              <table:table-cell office:value-type="float" office:value="121.5733333333">
                <text:p>121.5733333333</text:p>
              </table:table-cell>
              <table:table-cell office:value-type="float" office:value="132.8533333333">
                <text:p>132.8533333333</text:p>
              </table:table-cell>
              <table:table-cell office:value-type="float" office:value="135.36">
                <text:p>135.36</text:p>
              </table:table-cell>
              <table:table-cell office:value-type="float" office:value="328.1333333333">
                <text:p>328.1333333333</text:p>
              </table:table-cell>
              <table:table-cell office:value-type="float" office:value="335.2666666667">
                <text:p>335.2666666667</text:p>
              </table:table-cell>
              <table:table-cell office:value-type="float" office:value="353.1">
                <text:p>353.1</text:p>
              </table:table-cell>
              <table:table-cell office:value-type="float" office:value="321">
                <text:p>321</text:p>
              </table:table-cell>
              <table:table-cell office:value-type="float" office:value="586.1422222222">
                <text:p>586.1422222222</text:p>
              </table:table-cell>
              <table:table-cell office:value-type="float" office:value="623.5555555556">
                <text:p>623.5555555556</text:p>
              </table:table-cell>
              <table:table-cell office:value-type="float" office:value="579.9066666667">
                <text:p>579.9066666667</text:p>
              </table:table-cell>
              <table:table-cell office:value-type="float" office:value="654.7333333333">
                <text:p>654.7333333333</text:p>
              </table:table-cell>
              <table:table-cell office:value-type="float" office:value="1278.9544444445">
                <text:p>1278.9544444445</text:p>
              </table:table-cell>
              <table:table-cell office:value-type="float" office:value="1321.1177777778">
                <text:p>1321.1177777778</text:p>
              </table:table-cell>
              <table:table-cell office:value-type="float" office:value="1405.4444444445">
                <text:p>1405.4444444445</text:p>
              </table:table-cell>
              <table:table-cell office:value-type="float" office:value="1349.2266666667">
                <text:p>1349.2266666667</text:p>
              </table:table-cell>
              <table:table-cell office:value-type="float" office:value="2077.0555555556">
                <text:p>2077.0555555556</text:p>
              </table:table-cell>
              <table:table-cell office:value-type="float" office:value="2000.8333333333">
                <text:p>2000.8333333333</text:p>
              </table:table-cell>
              <table:table-cell office:value-type="float" office:value="1734.0555555556">
                <text:p>1734.0555555556</text:p>
              </table:table-cell>
              <table:table-cell office:value-type="float" office:value="1829.3333333333">
                <text:p>1829.3333333333</text:p>
              </table:table-cell>
              <table:table-cell office:value-type="float" office:value="1836.6833333333">
                <text:p>1836.6833333333</text:p>
              </table:table-cell>
              <table:table-cell office:value-type="float" office:value="1626.7766666667">
                <text:p>1626.7766666667</text:p>
              </table:table-cell>
              <table:table-cell office:value-type="float" office:value="1801.6988888889">
                <text:p>1801.6988888889</text:p>
              </table:table-cell>
              <table:table-cell office:value-type="float" office:value="1714.2377777778">
                <text:p>1714.2377777778</text:p>
              </table:table-cell>
              <table:table-cell office:value-type="float" office:value="1728.05">
                <text:p>1728.05</text:p>
              </table:table-cell>
              <table:table-cell office:value-type="float" office:value="1582.7">
                <text:p>1582.7</text:p>
              </table:table-cell>
              <table:table-cell office:value-type="float" office:value="1663.45">
                <text:p>1663.45</text:p>
              </table:table-cell>
              <table:table-cell office:value-type="float" office:value="1566.55">
                <text:p>1566.55</text:p>
              </table:table-cell>
              <table:table-cell office:value-type="float" office:value="1223.4444444445">
                <text:p>1223.4444444445</text:p>
              </table:table-cell>
              <table:table-cell office:value-type="float" office:value="1344.4444444445">
                <text:p>1344.4444444445</text:p>
              </table:table-cell>
              <table:table-cell office:value-type="float" office:value="1250.3333333333">
                <text:p>1250.3333333333</text:p>
              </table:table-cell>
              <table:table-cell office:value-type="float" office:value="1277.2222222222">
                <text:p>1277.2222222222</text:p>
              </table:table-cell>
              <table:table-cell office:value-type="float" office:value="661.1455555556">
                <text:p>661.1455555556</text:p>
              </table:table-cell>
              <table:table-cell office:value-type="float" office:value="582.2933333333">
                <text:p>582.2933333333</text:p>
              </table:table-cell>
              <table:table-cell office:value-type="float" office:value="558.0311111111">
                <text:p>558.0311111111</text:p>
              </table:table-cell>
              <table:table-cell office:value-type="float" office:value="570.1622222222">
                <text:p>570.1622222222</text:p>
              </table:table-cell>
              <table:table-cell office:value-type="float" office:value="93.84">
                <text:p>93.84</text:p>
              </table:table-cell>
              <table:table-cell office:value-type="float" office:value="104.04">
                <text:p>104.04</text:p>
              </table:table-cell>
              <table:table-cell office:value-type="float" office:value="92.82">
                <text:p>92.82</text:p>
              </table:table-cell>
              <table:table-cell office:value-type="float" office:value="110.16">
                <text:p>110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モデル値</text:p>
                <draw:g>
                  <svg:desc>Sheet1.A4:Sheet1.A4</svg:desc>
                </draw:g>
              </table:table-cell>
              <table:table-cell office:value-type="float" office:value="0">
                <text:p>0</text:p>
                <draw:g>
                  <svg:desc>Sheet1.B4:Sheet1.CS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033789954">
                <text:p>0.5033789954</text:p>
              </table:table-cell>
              <table:table-cell office:value-type="float" office:value="0.4748858447">
                <text:p>0.4748858447</text:p>
              </table:table-cell>
              <table:table-cell office:value-type="float" office:value="0.4653881279">
                <text:p>0.4653881279</text:p>
              </table:table-cell>
              <table:table-cell office:value-type="float" office:value="0.4416438356">
                <text:p>0.4416438356</text:p>
              </table:table-cell>
              <table:table-cell office:value-type="float" office:value="43.3323835616">
                <text:p>43.3323835616</text:p>
              </table:table-cell>
              <table:table-cell office:value-type="float" office:value="43.3323835616">
                <text:p>43.3323835616</text:p>
              </table:table-cell>
              <table:table-cell office:value-type="float" office:value="45.4156712329">
                <text:p>45.4156712329</text:p>
              </table:table-cell>
              <table:table-cell office:value-type="float" office:value="43.3323835616">
                <text:p>43.3323835616</text:p>
              </table:table-cell>
              <table:table-cell office:value-type="float" office:value="218.382587519">
                <text:p>218.382587519</text:p>
              </table:table-cell>
              <table:table-cell office:value-type="float" office:value="243.6689923897">
                <text:p>243.6689923897</text:p>
              </table:table-cell>
              <table:table-cell office:value-type="float" office:value="239.0714642314">
                <text:p>239.0714642314</text:p>
              </table:table-cell>
              <table:table-cell office:value-type="float" office:value="245.9677564688">
                <text:p>245.9677564688</text:p>
              </table:table-cell>
              <table:table-cell office:value-type="float" office:value="591.866">
                <text:p>591.866</text:p>
              </table:table-cell>
              <table:table-cell office:value-type="float" office:value="585.8875555556">
                <text:p>585.8875555556</text:p>
              </table:table-cell>
              <table:table-cell office:value-type="float" office:value="538.06">
                <text:p>538.06</text:p>
              </table:table-cell>
              <table:table-cell office:value-type="float" office:value="627.7366666667">
                <text:p>627.7366666667</text:p>
              </table:table-cell>
              <table:table-cell office:value-type="float" office:value="1121.8492359209">
                <text:p>1121.8492359209</text:p>
              </table:table-cell>
              <table:table-cell office:value-type="float" office:value="985.5497960426">
                <text:p>985.5497960426</text:p>
              </table:table-cell>
              <table:table-cell office:value-type="float" office:value="943.6115068493">
                <text:p>943.6115068493</text:p>
              </table:table-cell>
              <table:table-cell office:value-type="float" office:value="1132.3338082192">
                <text:p>1132.3338082192</text:p>
              </table:table-cell>
              <table:table-cell office:value-type="float" office:value="1489.5517229833">
                <text:p>1489.5517229833</text:p>
              </table:table-cell>
              <table:table-cell office:value-type="float" office:value="1447.7885905632">
                <text:p>1447.7885905632</text:p>
              </table:table-cell>
              <table:table-cell office:value-type="float" office:value="1266.8150167428">
                <text:p>1266.8150167428</text:p>
              </table:table-cell>
              <table:table-cell office:value-type="float" office:value="1308.5781491629">
                <text:p>1308.5781491629</text:p>
              </table:table-cell>
              <table:table-cell office:value-type="float" office:value="1576.9336986301">
                <text:p>1576.9336986301</text:p>
              </table:table-cell>
              <table:table-cell office:value-type="float" office:value="1593.7095890411">
                <text:p>1593.7095890411</text:p>
              </table:table-cell>
              <table:table-cell office:value-type="float" office:value="1811.7961643836">
                <text:p>1811.7961643836</text:p>
              </table:table-cell>
              <table:table-cell office:value-type="float" office:value="1677.5890410959">
                <text:p>1677.5890410959</text:p>
              </table:table-cell>
              <table:table-cell office:value-type="float" office:value="1856.6469406393">
                <text:p>1856.6469406393</text:p>
              </table:table-cell>
              <table:table-cell office:value-type="float" office:value="1892.3516894977">
                <text:p>1892.3516894977</text:p>
              </table:table-cell>
              <table:table-cell office:value-type="float" office:value="1642.4184474886">
                <text:p>1642.4184474886</text:p>
              </table:table-cell>
              <table:table-cell office:value-type="float" office:value="1624.5660730594">
                <text:p>1624.5660730594</text:p>
              </table:table-cell>
              <table:table-cell office:value-type="float" office:value="1651.2783987824">
                <text:p>1651.2783987824</text:p>
              </table:table-cell>
              <table:table-cell office:value-type="float" office:value="1791.8127305936">
                <text:p>1791.8127305936</text:p>
              </table:table-cell>
              <table:table-cell office:value-type="float" office:value="1581.0112328767">
                <text:p>1581.0112328767</text:p>
              </table:table-cell>
              <table:table-cell office:value-type="float" office:value="1703.9787732116">
                <text:p>1703.9787732116</text:p>
              </table:table-cell>
              <table:table-cell office:value-type="float" office:value="1454.608499239">
                <text:p>1454.608499239</text:p>
              </table:table-cell>
              <table:table-cell office:value-type="float" office:value="1486.2304231355">
                <text:p>1486.2304231355</text:p>
              </table:table-cell>
              <table:table-cell office:value-type="float" office:value="1628.5290806697">
                <text:p>1628.5290806697</text:p>
              </table:table-cell>
              <table:table-cell office:value-type="float" office:value="1533.6633089802">
                <text:p>1533.6633089802</text:p>
              </table:table-cell>
              <table:table-cell office:value-type="float" office:value="1270.2031506849">
                <text:p>1270.2031506849</text:p>
              </table:table-cell>
              <table:table-cell office:value-type="float" office:value="1167.5604718417">
                <text:p>1167.5604718417</text:p>
              </table:table-cell>
              <table:table-cell office:value-type="float" office:value="1398.506499239">
                <text:p>1398.506499239</text:p>
              </table:table-cell>
              <table:table-cell office:value-type="float" office:value="1154.7301369863">
                <text:p>1154.7301369863</text:p>
              </table:table-cell>
              <table:table-cell office:value-type="float" office:value="807.9196347032">
                <text:p>807.9196347032</text:p>
              </table:table-cell>
              <table:table-cell office:value-type="float" office:value="878.1735159817">
                <text:p>878.1735159817</text:p>
              </table:table-cell>
              <table:table-cell office:value-type="float" office:value="843.0465753425">
                <text:p>843.0465753425</text:p>
              </table:table-cell>
              <table:table-cell office:value-type="float" office:value="843.0465753425">
                <text:p>843.0465753425</text:p>
              </table:table-cell>
              <table:table-cell office:value-type="float" office:value="501.1672937595">
                <text:p>501.1672937595</text:p>
              </table:table-cell>
              <table:table-cell office:value-type="float" office:value="486.7105449011">
                <text:p>486.7105449011</text:p>
              </table:table-cell>
              <table:table-cell office:value-type="float" office:value="481.8916286149">
                <text:p>481.8916286149</text:p>
              </table:table-cell>
              <table:table-cell office:value-type="float" office:value="467.4348797565">
                <text:p>467.4348797565</text:p>
              </table:table-cell>
              <table:table-cell office:value-type="float" office:value="173.98343379">
                <text:p>173.98343379</text:p>
              </table:table-cell>
              <table:table-cell office:value-type="float" office:value="168.8662739726">
                <text:p>168.8662739726</text:p>
              </table:table-cell>
              <table:table-cell office:value-type="float" office:value="156.9262343988">
                <text:p>156.9262343988</text:p>
              </table:table-cell>
              <table:table-cell office:value-type="float" office:value="158.6319543379">
                <text:p>158.6319543379</text:p>
              </table:table-cell>
              <table:table-cell office:value-type="float" office:value="23.6406849315">
                <text:p>23.6406849315</text:p>
              </table:table-cell>
              <table:table-cell office:value-type="float" office:value="24.1383835616">
                <text:p>24.1383835616</text:p>
              </table:table-cell>
              <table:table-cell office:value-type="float" office:value="25.1337808219">
                <text:p>25.1337808219</text:p>
              </table:table-cell>
              <table:table-cell office:value-type="float" office:value="24.1383835616">
                <text:p>24.1383835616</text:p>
              </table:table-cell>
              <table:table-cell office:value-type="float" office:value="0.0322191781">
                <text:p>0.0322191781</text:p>
              </table:table-cell>
              <table:table-cell office:value-type="float" office:value="0.0315616438">
                <text:p>0.0315616438</text:p>
              </table:table-cell>
              <table:table-cell office:value-type="float" office:value="0.0341917808">
                <text:p>0.0341917808</text:p>
              </table:table-cell>
              <table:table-cell office:value-type="float" office:value="0.0309041096">
                <text:p>0.0309041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需要</text:p>
                <draw:g>
                  <svg:desc>Sheet1.A5:Sheet1.A5</svg:desc>
                </draw:g>
              </table:table-cell>
              <table:table-cell office:value-type="float" office:value="71.6078848175444">
                <text:p>71.6078848175444</text:p>
                <draw:g>
                  <svg:desc>Sheet1.B5:Sheet1.CS5</svg:desc>
                </draw:g>
              </table:table-cell>
              <table:table-cell office:value-type="float" office:value="82.0362175579634">
                <text:p>82.0362175579634</text:p>
              </table:table-cell>
              <table:table-cell office:value-type="float" office:value="69.5222182694605">
                <text:p>69.5222182694605</text:p>
              </table:table-cell>
              <table:table-cell office:value-type="float" office:value="76.4744400964066">
                <text:p>76.4744400964066</text:p>
              </table:table-cell>
              <table:table-cell office:value-type="float" office:value="82.5146818276741">
                <text:p>82.5146818276741</text:p>
              </table:table-cell>
              <table:table-cell office:value-type="float" office:value="70.9110546956575">
                <text:p>70.9110546956575</text:p>
              </table:table-cell>
              <table:table-cell office:value-type="float" office:value="61.2413654189769">
                <text:p>61.2413654189769</text:p>
              </table:table-cell>
              <table:table-cell office:value-type="float" office:value="76.0682223098871">
                <text:p>76.0682223098871</text:p>
              </table:table-cell>
              <table:table-cell office:value-type="float" office:value="34.1527506422929">
                <text:p>34.1527506422929</text:p>
              </table:table-cell>
              <table:table-cell office:value-type="float" office:value="47.5544629196483">
                <text:p>47.5544629196483</text:p>
              </table:table-cell>
              <table:table-cell office:value-type="float" office:value="47.9867762189178">
                <text:p>47.9867762189178</text:p>
              </table:table-cell>
              <table:table-cell office:value-type="float" office:value="33.7204373430233">
                <text:p>33.7204373430233</text:p>
              </table:table-cell>
              <table:table-cell office:value-type="float" office:value="40.1390171754787">
                <text:p>40.1390171754787</text:p>
              </table:table-cell>
              <table:table-cell office:value-type="float" office:value="50.5120216140856">
                <text:p>50.5120216140856</text:p>
              </table:table-cell>
              <table:table-cell office:value-type="float" office:value="43.296018526359">
                <text:p>43.296018526359</text:p>
              </table:table-cell>
              <table:table-cell office:value-type="float" office:value="43.296018526359">
                <text:p>43.296018526359</text:p>
              </table:table-cell>
              <table:table-cell office:value-type="float" office:value="41.7121534738565">
                <text:p>41.7121534738565</text:p>
              </table:table-cell>
              <table:table-cell office:value-type="float" office:value="59.7874199791943">
                <text:p>59.7874199791943</text:p>
              </table:table-cell>
              <table:table-cell office:value-type="float" office:value="34.2966595229486">
                <text:p>34.2966595229486</text:p>
              </table:table-cell>
              <table:table-cell office:value-type="float" office:value="41.2486851019247">
                <text:p>41.2486851019247</text:p>
              </table:table-cell>
              <table:table-cell office:value-type="float" office:value="83.2684793846397">
                <text:p>83.2684793846397</text:p>
              </table:table-cell>
              <table:table-cell office:value-type="float" office:value="54.419557393111">
                <text:p>54.419557393111</text:p>
              </table:table-cell>
              <table:table-cell office:value-type="float" office:value="79.9901927946933">
                <text:p>79.9901927946933</text:p>
              </table:table-cell>
              <table:table-cell office:value-type="float" office:value="70.8109903428432">
                <text:p>70.8109903428432</text:p>
              </table:table-cell>
              <table:table-cell office:value-type="float" office:value="62.9104092003644">
                <text:p>62.9104092003644</text:p>
              </table:table-cell>
              <table:table-cell office:value-type="float" office:value="93.2809515729541">
                <text:p>93.2809515729541</text:p>
              </table:table-cell>
              <table:table-cell office:value-type="float" office:value="68.695274414191">
                <text:p>68.695274414191</text:p>
              </table:table-cell>
              <table:table-cell office:value-type="float" office:value="74.4801396280176">
                <text:p>74.4801396280176</text:p>
              </table:table-cell>
              <table:table-cell office:value-type="float" office:value="78.5607069911253">
                <text:p>78.5607069911253</text:p>
              </table:table-cell>
              <table:table-cell office:value-type="float" office:value="58.2658576850846">
                <text:p>58.2658576850846</text:p>
              </table:table-cell>
              <table:table-cell office:value-type="float" office:value="58.920530243344">
                <text:p>58.920530243344</text:p>
              </table:table-cell>
              <table:table-cell office:value-type="float" office:value="55.6471674520471">
                <text:p>55.6471674520471</text:p>
              </table:table-cell>
              <table:table-cell office:value-type="float" office:value="98.6781712729696">
                <text:p>98.6781712729696</text:p>
              </table:table-cell>
              <table:table-cell office:value-type="float" office:value="89.1898855736456">
                <text:p>89.1898855736456</text:p>
              </table:table-cell>
              <table:table-cell office:value-type="float" office:value="104.371142692564">
                <text:p>104.371142692564</text:p>
              </table:table-cell>
              <table:table-cell office:value-type="float" office:value="72.1109713148624">
                <text:p>72.1109713148624</text:p>
              </table:table-cell>
              <table:table-cell office:value-type="float" office:value="87.3363284365503">
                <text:p>87.3363284365503</text:p>
              </table:table-cell>
              <table:table-cell office:value-type="float" office:value="99.8129467846288">
                <text:p>99.8129467846288</text:p>
              </table:table-cell>
              <table:table-cell office:value-type="float" office:value="85.6727793234731">
                <text:p>85.6727793234731</text:p>
              </table:table-cell>
              <table:table-cell office:value-type="float" office:value="93.1587503323203">
                <text:p>93.1587503323203</text:p>
              </table:table-cell>
              <table:table-cell office:value-type="float" office:value="101.185926197674">
                <text:p>101.185926197674</text:p>
              </table:table-cell>
              <table:table-cell office:value-type="float" office:value="65.1109438141555">
                <text:p>65.1109438141555</text:p>
              </table:table-cell>
              <table:table-cell office:value-type="float" office:value="106.465191912335">
                <text:p>106.465191912335</text:p>
              </table:table-cell>
              <table:table-cell office:value-type="float" office:value="90.6273947683515">
                <text:p>90.6273947683515</text:p>
              </table:table-cell>
              <table:table-cell office:value-type="float" office:value="74.557057383156">
                <text:p>74.557057383156</text:p>
              </table:table-cell>
              <table:table-cell office:value-type="float" office:value="79.1688341285059">
                <text:p>79.1688341285059</text:p>
              </table:table-cell>
              <table:table-cell office:value-type="float" office:value="68.4080217226895">
                <text:p>68.4080217226895</text:p>
              </table:table-cell>
              <table:table-cell office:value-type="float" office:value="65.3335038924563">
                <text:p>65.3335038924563</text:p>
              </table:table-cell>
              <table:table-cell office:value-type="float" office:value="70.6865006427706">
                <text:p>70.6865006427706</text:p>
              </table:table-cell>
              <table:table-cell office:value-type="float" office:value="81.5613468955045">
                <text:p>81.5613468955045</text:p>
              </table:table-cell>
              <table:table-cell office:value-type="float" office:value="77.0301609568654">
                <text:p>77.0301609568654</text:p>
              </table:table-cell>
              <table:table-cell office:value-type="float" office:value="101.498565025517">
                <text:p>101.498565025517</text:p>
              </table:table-cell>
              <table:table-cell office:value-type="float" office:value="90.0023700249867">
                <text:p>90.0023700249867</text:p>
              </table:table-cell>
              <table:table-cell office:value-type="float" office:value="90.0023700249867">
                <text:p>90.0023700249867</text:p>
              </table:table-cell>
              <table:table-cell office:value-type="float" office:value="79.3090191309289">
                <text:p>79.3090191309289</text:p>
              </table:table-cell>
              <table:table-cell office:value-type="float" office:value="101.586833493549">
                <text:p>101.586833493549</text:p>
              </table:table-cell>
              <table:table-cell office:value-type="float" office:value="116.154758740896">
                <text:p>116.154758740896</text:p>
              </table:table-cell>
              <table:table-cell office:value-type="float" office:value="117.164800121251">
                <text:p>117.164800121251</text:p>
              </table:table-cell>
              <table:table-cell office:value-type="float" office:value="124.23508978374">
                <text:p>124.23508978374</text:p>
              </table:table-cell>
              <table:table-cell office:value-type="float" office:value="97.9740138944945">
                <text:p>97.9740138944945</text:p>
              </table:table-cell>
              <table:table-cell office:value-type="float" office:value="94.4302690253601">
                <text:p>94.4302690253601</text:p>
              </table:table-cell>
              <table:table-cell office:value-type="float" office:value="76.3478770843337">
                <text:p>76.3478770843337</text:p>
              </table:table-cell>
              <table:table-cell office:value-type="float" office:value="110.503506306272">
                <text:p>110.503506306272</text:p>
              </table:table-cell>
              <table:table-cell office:value-type="float" office:value="127.581320917242">
                <text:p>127.581320917242</text:p>
              </table:table-cell>
              <table:table-cell office:value-type="float" office:value="106.44848445552">
                <text:p>106.44848445552</text:p>
              </table:table-cell>
              <table:table-cell office:value-type="float" office:value="99.8640421180655">
                <text:p>99.8640421180655</text:p>
              </table:table-cell>
              <table:table-cell office:value-type="float" office:value="127.299218524127">
                <text:p>127.299218524127</text:p>
              </table:table-cell>
              <table:table-cell office:value-type="float" office:value="111.935519736733">
                <text:p>111.935519736733</text:p>
              </table:table-cell>
              <table:table-cell office:value-type="float" office:value="82.1304963458408">
                <text:p>82.1304963458408</text:p>
              </table:table-cell>
              <table:table-cell office:value-type="float" office:value="81.1289049269891">
                <text:p>81.1289049269891</text:p>
              </table:table-cell>
              <table:table-cell office:value-type="float" office:value="88.1400448589511">
                <text:p>88.1400448589511</text:p>
              </table:table-cell>
              <table:table-cell office:value-type="float" office:value="81.1289049269891">
                <text:p>81.1289049269891</text:p>
              </table:table-cell>
              <table:table-cell office:value-type="float" office:value="95.8719149328587">
                <text:p>95.8719149328587</text:p>
              </table:table-cell>
              <table:table-cell office:value-type="float" office:value="117.716148715029">
                <text:p>117.716148715029</text:p>
              </table:table-cell>
              <table:table-cell office:value-type="float" office:value="127.42469706266">
                <text:p>127.42469706266</text:p>
              </table:table-cell>
              <table:table-cell office:value-type="float" office:value="132.278971236476">
                <text:p>132.278971236476</text:p>
              </table:table-cell>
              <table:table-cell office:value-type="float" office:value="131.429511517795">
                <text:p>131.429511517795</text:p>
              </table:table-cell>
              <table:table-cell office:value-type="float" office:value="152.936158857071">
                <text:p>152.936158857071</text:p>
              </table:table-cell>
              <table:table-cell office:value-type="float" office:value="154.130972598142">
                <text:p>154.130972598142</text:p>
              </table:table-cell>
              <table:table-cell office:value-type="float" office:value="111.117677919591">
                <text:p>111.117677919591</text:p>
              </table:table-cell>
              <table:table-cell office:value-type="float" office:value="121.132749791063">
                <text:p>121.132749791063</text:p>
              </table:table-cell>
              <table:table-cell office:value-type="float" office:value="131.123079670738">
                <text:p>131.123079670738</text:p>
              </table:table-cell>
              <table:table-cell office:value-type="float" office:value="107.396046206509">
                <text:p>107.396046206509</text:p>
              </table:table-cell>
              <table:table-cell office:value-type="float" office:value="113.640002381306">
                <text:p>113.640002381306</text:p>
              </table:table-cell>
              <table:table-cell office:value-type="float" office:value="108.395216224687">
                <text:p>108.395216224687</text:p>
              </table:table-cell>
              <table:table-cell office:value-type="float" office:value="83.554645839863">
                <text:p>83.554645839863</text:p>
              </table:table-cell>
              <table:table-cell office:value-type="float" office:value="124.202851924121">
                <text:p>124.202851924121</text:p>
              </table:table-cell>
              <table:table-cell office:value-type="float" office:value="102.749632046318">
                <text:p>102.749632046318</text:p>
              </table:table-cell>
              <table:table-cell office:value-type="float" office:value="99.343018620267">
                <text:p>99.343018620267</text:p>
              </table:table-cell>
              <table:table-cell office:value-type="float" office:value="91.0644337352447">
                <text:p>91.0644337352447</text:p>
              </table:table-cell>
              <table:table-cell office:value-type="float" office:value="117.082843373886">
                <text:p>117.082843373886</text:p>
              </table:table-cell>
              <table:table-cell office:value-type="float" office:value="137.187978094654">
                <text:p>137.187978094654</text:p>
              </table:table-cell>
              <table:table-cell office:value-type="float" office:value="95.0657541681722">
                <text:p>95.0657541681722</text:p>
              </table:table-cell>
              <table:table-cell office:value-type="float" office:value="56.7199037473969">
                <text:p>56.7199037473969</text:p>
              </table:table-cell>
              <table:table-cell office:value-type="float" office:value="100.657857354535">
                <text:p>100.657857354535</text:p>
              </table:table-cell>
              <table:table-cell office:value-type="float" office:value="102.255601122068">
                <text:p>102.2556011220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line" chart:style-name="ch1">
        <chart:legend chart:legend-position="end" svg:x="13.32cm" svg:y="3.746cm" style:legend-expansion="high" chart:style-name="ch2"/>
        <chart:plot-area chart:style-name="ch3" table:cell-range-address="Sheet1.A3:Sheet1.CS5" chart:data-source-has-labels="column" svg:x="0.769cm" svg:y="0.855cm" svg:width="11.913cm" svg:height="7.551cm">
          <chartooo:coordinate-region svg:x="1.867cm" svg:y="1.041cm" svg:width="10.714cm" svg:height="6.3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CS3" chart:label-cell-address="Sheet1.A3:Sheet1.A3" chart:class="chart:line">
            <chart:data-point chart:repeated="96"/>
          </chart:series>
          <chart:series chart:style-name="ch7" chart:values-cell-range-address="Sheet1.B4:Sheet1.CS4" chart:label-cell-address="Sheet1.A4:Sheet1.A4" chart:class="chart:line">
            <chart:data-point chart:repeated="96"/>
          </chart:series>
          <chart:series chart:style-name="ch8" chart:values-cell-range-address="Sheet1.B5:Sheet1.CS5" chart:label-cell-address="Sheet1.A5:Sheet1.A5" chart:class="chart:line">
            <chart:data-point chart:repeated="9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</table:table-row>
          </table:table-header-rows>
          <table:table-rows>
            <table:table-row>
              <table:table-cell office:value-type="string">
                <text:p>実測値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B3:Sheet1.CS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5.3333333333">
                <text:p>125.3333333333</text:p>
              </table:table-cell>
              <table:table-cell office:value-type="float" office:value="121.5733333333">
                <text:p>121.5733333333</text:p>
              </table:table-cell>
              <table:table-cell office:value-type="float" office:value="132.8533333333">
                <text:p>132.8533333333</text:p>
              </table:table-cell>
              <table:table-cell office:value-type="float" office:value="135.36">
                <text:p>135.36</text:p>
              </table:table-cell>
              <table:table-cell office:value-type="float" office:value="328.1333333333">
                <text:p>328.1333333333</text:p>
              </table:table-cell>
              <table:table-cell office:value-type="float" office:value="335.2666666667">
                <text:p>335.2666666667</text:p>
              </table:table-cell>
              <table:table-cell office:value-type="float" office:value="353.1">
                <text:p>353.1</text:p>
              </table:table-cell>
              <table:table-cell office:value-type="float" office:value="321">
                <text:p>321</text:p>
              </table:table-cell>
              <table:table-cell office:value-type="float" office:value="586.1422222222">
                <text:p>586.1422222222</text:p>
              </table:table-cell>
              <table:table-cell office:value-type="float" office:value="623.5555555556">
                <text:p>623.5555555556</text:p>
              </table:table-cell>
              <table:table-cell office:value-type="float" office:value="579.9066666667">
                <text:p>579.9066666667</text:p>
              </table:table-cell>
              <table:table-cell office:value-type="float" office:value="654.7333333333">
                <text:p>654.7333333333</text:p>
              </table:table-cell>
              <table:table-cell office:value-type="float" office:value="1278.9544444445">
                <text:p>1278.9544444445</text:p>
              </table:table-cell>
              <table:table-cell office:value-type="float" office:value="1321.1177777778">
                <text:p>1321.1177777778</text:p>
              </table:table-cell>
              <table:table-cell office:value-type="float" office:value="1405.4444444445">
                <text:p>1405.4444444445</text:p>
              </table:table-cell>
              <table:table-cell office:value-type="float" office:value="1349.2266666667">
                <text:p>1349.2266666667</text:p>
              </table:table-cell>
              <table:table-cell office:value-type="float" office:value="2077.0555555556">
                <text:p>2077.0555555556</text:p>
              </table:table-cell>
              <table:table-cell office:value-type="float" office:value="2000.8333333333">
                <text:p>2000.8333333333</text:p>
              </table:table-cell>
              <table:table-cell office:value-type="float" office:value="1734.0555555556">
                <text:p>1734.0555555556</text:p>
              </table:table-cell>
              <table:table-cell office:value-type="float" office:value="1829.3333333333">
                <text:p>1829.3333333333</text:p>
              </table:table-cell>
              <table:table-cell office:value-type="float" office:value="1836.6833333333">
                <text:p>1836.6833333333</text:p>
              </table:table-cell>
              <table:table-cell office:value-type="float" office:value="1626.7766666667">
                <text:p>1626.7766666667</text:p>
              </table:table-cell>
              <table:table-cell office:value-type="float" office:value="1801.6988888889">
                <text:p>1801.6988888889</text:p>
              </table:table-cell>
              <table:table-cell office:value-type="float" office:value="1714.2377777778">
                <text:p>1714.2377777778</text:p>
              </table:table-cell>
              <table:table-cell office:value-type="float" office:value="1728.05">
                <text:p>1728.05</text:p>
              </table:table-cell>
              <table:table-cell office:value-type="float" office:value="1582.7">
                <text:p>1582.7</text:p>
              </table:table-cell>
              <table:table-cell office:value-type="float" office:value="1663.45">
                <text:p>1663.45</text:p>
              </table:table-cell>
              <table:table-cell office:value-type="float" office:value="1566.55">
                <text:p>1566.55</text:p>
              </table:table-cell>
              <table:table-cell office:value-type="float" office:value="1223.4444444445">
                <text:p>1223.4444444445</text:p>
              </table:table-cell>
              <table:table-cell office:value-type="float" office:value="1344.4444444445">
                <text:p>1344.4444444445</text:p>
              </table:table-cell>
              <table:table-cell office:value-type="float" office:value="1250.3333333333">
                <text:p>1250.3333333333</text:p>
              </table:table-cell>
              <table:table-cell office:value-type="float" office:value="1277.2222222222">
                <text:p>1277.2222222222</text:p>
              </table:table-cell>
              <table:table-cell office:value-type="float" office:value="661.1455555556">
                <text:p>661.1455555556</text:p>
              </table:table-cell>
              <table:table-cell office:value-type="float" office:value="582.2933333333">
                <text:p>582.2933333333</text:p>
              </table:table-cell>
              <table:table-cell office:value-type="float" office:value="558.0311111111">
                <text:p>558.0311111111</text:p>
              </table:table-cell>
              <table:table-cell office:value-type="float" office:value="570.1622222222">
                <text:p>570.1622222222</text:p>
              </table:table-cell>
              <table:table-cell office:value-type="float" office:value="93.84">
                <text:p>93.84</text:p>
              </table:table-cell>
              <table:table-cell office:value-type="float" office:value="104.04">
                <text:p>104.04</text:p>
              </table:table-cell>
              <table:table-cell office:value-type="float" office:value="92.82">
                <text:p>92.82</text:p>
              </table:table-cell>
              <table:table-cell office:value-type="float" office:value="110.16">
                <text:p>110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モデル値</text:p>
                <draw:g>
                  <svg:desc>Sheet1.A4:Sheet1.A4</svg:desc>
                </draw:g>
              </table:table-cell>
              <table:table-cell office:value-type="float" office:value="0">
                <text:p>0</text:p>
                <draw:g>
                  <svg:desc>Sheet1.B4:Sheet1.CS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033789954">
                <text:p>0.5033789954</text:p>
              </table:table-cell>
              <table:table-cell office:value-type="float" office:value="0.4748858447">
                <text:p>0.4748858447</text:p>
              </table:table-cell>
              <table:table-cell office:value-type="float" office:value="0.4653881279">
                <text:p>0.4653881279</text:p>
              </table:table-cell>
              <table:table-cell office:value-type="float" office:value="0.4416438356">
                <text:p>0.4416438356</text:p>
              </table:table-cell>
              <table:table-cell office:value-type="float" office:value="43.3323835616">
                <text:p>43.3323835616</text:p>
              </table:table-cell>
              <table:table-cell office:value-type="float" office:value="43.3323835616">
                <text:p>43.3323835616</text:p>
              </table:table-cell>
              <table:table-cell office:value-type="float" office:value="45.4156712329">
                <text:p>45.4156712329</text:p>
              </table:table-cell>
              <table:table-cell office:value-type="float" office:value="43.3323835616">
                <text:p>43.3323835616</text:p>
              </table:table-cell>
              <table:table-cell office:value-type="float" office:value="218.382587519">
                <text:p>218.382587519</text:p>
              </table:table-cell>
              <table:table-cell office:value-type="float" office:value="243.6689923897">
                <text:p>243.6689923897</text:p>
              </table:table-cell>
              <table:table-cell office:value-type="float" office:value="239.0714642314">
                <text:p>239.0714642314</text:p>
              </table:table-cell>
              <table:table-cell office:value-type="float" office:value="245.9677564688">
                <text:p>245.9677564688</text:p>
              </table:table-cell>
              <table:table-cell office:value-type="float" office:value="591.866">
                <text:p>591.866</text:p>
              </table:table-cell>
              <table:table-cell office:value-type="float" office:value="585.8875555556">
                <text:p>585.8875555556</text:p>
              </table:table-cell>
              <table:table-cell office:value-type="float" office:value="538.06">
                <text:p>538.06</text:p>
              </table:table-cell>
              <table:table-cell office:value-type="float" office:value="627.7366666667">
                <text:p>627.7366666667</text:p>
              </table:table-cell>
              <table:table-cell office:value-type="float" office:value="1121.8492359209">
                <text:p>1121.8492359209</text:p>
              </table:table-cell>
              <table:table-cell office:value-type="float" office:value="985.5497960426">
                <text:p>985.5497960426</text:p>
              </table:table-cell>
              <table:table-cell office:value-type="float" office:value="943.6115068493">
                <text:p>943.6115068493</text:p>
              </table:table-cell>
              <table:table-cell office:value-type="float" office:value="1132.3338082192">
                <text:p>1132.3338082192</text:p>
              </table:table-cell>
              <table:table-cell office:value-type="float" office:value="1489.5517229833">
                <text:p>1489.5517229833</text:p>
              </table:table-cell>
              <table:table-cell office:value-type="float" office:value="1447.7885905632">
                <text:p>1447.7885905632</text:p>
              </table:table-cell>
              <table:table-cell office:value-type="float" office:value="1266.8150167428">
                <text:p>1266.8150167428</text:p>
              </table:table-cell>
              <table:table-cell office:value-type="float" office:value="1308.5781491629">
                <text:p>1308.5781491629</text:p>
              </table:table-cell>
              <table:table-cell office:value-type="float" office:value="1576.9336986301">
                <text:p>1576.9336986301</text:p>
              </table:table-cell>
              <table:table-cell office:value-type="float" office:value="1593.7095890411">
                <text:p>1593.7095890411</text:p>
              </table:table-cell>
              <table:table-cell office:value-type="float" office:value="1811.7961643836">
                <text:p>1811.7961643836</text:p>
              </table:table-cell>
              <table:table-cell office:value-type="float" office:value="1677.5890410959">
                <text:p>1677.5890410959</text:p>
              </table:table-cell>
              <table:table-cell office:value-type="float" office:value="1856.6469406393">
                <text:p>1856.6469406393</text:p>
              </table:table-cell>
              <table:table-cell office:value-type="float" office:value="1892.3516894977">
                <text:p>1892.3516894977</text:p>
              </table:table-cell>
              <table:table-cell office:value-type="float" office:value="1642.4184474886">
                <text:p>1642.4184474886</text:p>
              </table:table-cell>
              <table:table-cell office:value-type="float" office:value="1624.5660730594">
                <text:p>1624.5660730594</text:p>
              </table:table-cell>
              <table:table-cell office:value-type="float" office:value="1651.2783987824">
                <text:p>1651.2783987824</text:p>
              </table:table-cell>
              <table:table-cell office:value-type="float" office:value="1791.8127305936">
                <text:p>1791.8127305936</text:p>
              </table:table-cell>
              <table:table-cell office:value-type="float" office:value="1581.0112328767">
                <text:p>1581.0112328767</text:p>
              </table:table-cell>
              <table:table-cell office:value-type="float" office:value="1703.9787732116">
                <text:p>1703.9787732116</text:p>
              </table:table-cell>
              <table:table-cell office:value-type="float" office:value="1454.608499239">
                <text:p>1454.608499239</text:p>
              </table:table-cell>
              <table:table-cell office:value-type="float" office:value="1486.2304231355">
                <text:p>1486.2304231355</text:p>
              </table:table-cell>
              <table:table-cell office:value-type="float" office:value="1628.5290806697">
                <text:p>1628.5290806697</text:p>
              </table:table-cell>
              <table:table-cell office:value-type="float" office:value="1533.6633089802">
                <text:p>1533.6633089802</text:p>
              </table:table-cell>
              <table:table-cell office:value-type="float" office:value="1270.2031506849">
                <text:p>1270.2031506849</text:p>
              </table:table-cell>
              <table:table-cell office:value-type="float" office:value="1167.5604718417">
                <text:p>1167.5604718417</text:p>
              </table:table-cell>
              <table:table-cell office:value-type="float" office:value="1398.506499239">
                <text:p>1398.506499239</text:p>
              </table:table-cell>
              <table:table-cell office:value-type="float" office:value="1154.7301369863">
                <text:p>1154.7301369863</text:p>
              </table:table-cell>
              <table:table-cell office:value-type="float" office:value="807.9196347032">
                <text:p>807.9196347032</text:p>
              </table:table-cell>
              <table:table-cell office:value-type="float" office:value="878.1735159817">
                <text:p>878.1735159817</text:p>
              </table:table-cell>
              <table:table-cell office:value-type="float" office:value="843.0465753425">
                <text:p>843.0465753425</text:p>
              </table:table-cell>
              <table:table-cell office:value-type="float" office:value="843.0465753425">
                <text:p>843.0465753425</text:p>
              </table:table-cell>
              <table:table-cell office:value-type="float" office:value="501.1672937595">
                <text:p>501.1672937595</text:p>
              </table:table-cell>
              <table:table-cell office:value-type="float" office:value="486.7105449011">
                <text:p>486.7105449011</text:p>
              </table:table-cell>
              <table:table-cell office:value-type="float" office:value="481.8916286149">
                <text:p>481.8916286149</text:p>
              </table:table-cell>
              <table:table-cell office:value-type="float" office:value="467.4348797565">
                <text:p>467.4348797565</text:p>
              </table:table-cell>
              <table:table-cell office:value-type="float" office:value="173.98343379">
                <text:p>173.98343379</text:p>
              </table:table-cell>
              <table:table-cell office:value-type="float" office:value="168.8662739726">
                <text:p>168.8662739726</text:p>
              </table:table-cell>
              <table:table-cell office:value-type="float" office:value="156.9262343988">
                <text:p>156.9262343988</text:p>
              </table:table-cell>
              <table:table-cell office:value-type="float" office:value="158.6319543379">
                <text:p>158.6319543379</text:p>
              </table:table-cell>
              <table:table-cell office:value-type="float" office:value="23.6406849315">
                <text:p>23.6406849315</text:p>
              </table:table-cell>
              <table:table-cell office:value-type="float" office:value="24.1383835616">
                <text:p>24.1383835616</text:p>
              </table:table-cell>
              <table:table-cell office:value-type="float" office:value="25.1337808219">
                <text:p>25.1337808219</text:p>
              </table:table-cell>
              <table:table-cell office:value-type="float" office:value="24.1383835616">
                <text:p>24.1383835616</text:p>
              </table:table-cell>
              <table:table-cell office:value-type="float" office:value="0.0322191781">
                <text:p>0.0322191781</text:p>
              </table:table-cell>
              <table:table-cell office:value-type="float" office:value="0.0315616438">
                <text:p>0.0315616438</text:p>
              </table:table-cell>
              <table:table-cell office:value-type="float" office:value="0.0341917808">
                <text:p>0.0341917808</text:p>
              </table:table-cell>
              <table:table-cell office:value-type="float" office:value="0.0309041096">
                <text:p>0.0309041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需要</text:p>
                <draw:g>
                  <svg:desc>Sheet1.A5:Sheet1.A5</svg:desc>
                </draw:g>
              </table:table-cell>
              <table:table-cell office:value-type="float" office:value="71.6078848175444">
                <text:p>71.6078848175444</text:p>
                <draw:g>
                  <svg:desc>Sheet1.B5:Sheet1.CS5</svg:desc>
                </draw:g>
              </table:table-cell>
              <table:table-cell office:value-type="float" office:value="82.0362175579634">
                <text:p>82.0362175579634</text:p>
              </table:table-cell>
              <table:table-cell office:value-type="float" office:value="69.5222182694605">
                <text:p>69.5222182694605</text:p>
              </table:table-cell>
              <table:table-cell office:value-type="float" office:value="76.4744400964066">
                <text:p>76.4744400964066</text:p>
              </table:table-cell>
              <table:table-cell office:value-type="float" office:value="82.5146818276741">
                <text:p>82.5146818276741</text:p>
              </table:table-cell>
              <table:table-cell office:value-type="float" office:value="70.9110546956575">
                <text:p>70.9110546956575</text:p>
              </table:table-cell>
              <table:table-cell office:value-type="float" office:value="61.2413654189769">
                <text:p>61.2413654189769</text:p>
              </table:table-cell>
              <table:table-cell office:value-type="float" office:value="76.0682223098871">
                <text:p>76.0682223098871</text:p>
              </table:table-cell>
              <table:table-cell office:value-type="float" office:value="34.1527506422929">
                <text:p>34.1527506422929</text:p>
              </table:table-cell>
              <table:table-cell office:value-type="float" office:value="47.5544629196483">
                <text:p>47.5544629196483</text:p>
              </table:table-cell>
              <table:table-cell office:value-type="float" office:value="47.9867762189178">
                <text:p>47.9867762189178</text:p>
              </table:table-cell>
              <table:table-cell office:value-type="float" office:value="33.7204373430233">
                <text:p>33.7204373430233</text:p>
              </table:table-cell>
              <table:table-cell office:value-type="float" office:value="40.1390171754787">
                <text:p>40.1390171754787</text:p>
              </table:table-cell>
              <table:table-cell office:value-type="float" office:value="50.5120216140856">
                <text:p>50.5120216140856</text:p>
              </table:table-cell>
              <table:table-cell office:value-type="float" office:value="43.296018526359">
                <text:p>43.296018526359</text:p>
              </table:table-cell>
              <table:table-cell office:value-type="float" office:value="43.296018526359">
                <text:p>43.296018526359</text:p>
              </table:table-cell>
              <table:table-cell office:value-type="float" office:value="41.7121534738565">
                <text:p>41.7121534738565</text:p>
              </table:table-cell>
              <table:table-cell office:value-type="float" office:value="59.7874199791943">
                <text:p>59.7874199791943</text:p>
              </table:table-cell>
              <table:table-cell office:value-type="float" office:value="34.2966595229486">
                <text:p>34.2966595229486</text:p>
              </table:table-cell>
              <table:table-cell office:value-type="float" office:value="41.2486851019247">
                <text:p>41.2486851019247</text:p>
              </table:table-cell>
              <table:table-cell office:value-type="float" office:value="83.2684793846397">
                <text:p>83.2684793846397</text:p>
              </table:table-cell>
              <table:table-cell office:value-type="float" office:value="54.419557393111">
                <text:p>54.419557393111</text:p>
              </table:table-cell>
              <table:table-cell office:value-type="float" office:value="79.9901927946933">
                <text:p>79.9901927946933</text:p>
              </table:table-cell>
              <table:table-cell office:value-type="float" office:value="70.8109903428432">
                <text:p>70.8109903428432</text:p>
              </table:table-cell>
              <table:table-cell office:value-type="float" office:value="62.9104092003644">
                <text:p>62.9104092003644</text:p>
              </table:table-cell>
              <table:table-cell office:value-type="float" office:value="93.2809515729541">
                <text:p>93.2809515729541</text:p>
              </table:table-cell>
              <table:table-cell office:value-type="float" office:value="68.695274414191">
                <text:p>68.695274414191</text:p>
              </table:table-cell>
              <table:table-cell office:value-type="float" office:value="74.4801396280176">
                <text:p>74.4801396280176</text:p>
              </table:table-cell>
              <table:table-cell office:value-type="float" office:value="78.5607069911253">
                <text:p>78.5607069911253</text:p>
              </table:table-cell>
              <table:table-cell office:value-type="float" office:value="58.2658576850846">
                <text:p>58.2658576850846</text:p>
              </table:table-cell>
              <table:table-cell office:value-type="float" office:value="58.920530243344">
                <text:p>58.920530243344</text:p>
              </table:table-cell>
              <table:table-cell office:value-type="float" office:value="55.6471674520471">
                <text:p>55.6471674520471</text:p>
              </table:table-cell>
              <table:table-cell office:value-type="float" office:value="98.6781712729696">
                <text:p>98.6781712729696</text:p>
              </table:table-cell>
              <table:table-cell office:value-type="float" office:value="89.1898855736456">
                <text:p>89.1898855736456</text:p>
              </table:table-cell>
              <table:table-cell office:value-type="float" office:value="104.371142692564">
                <text:p>104.371142692564</text:p>
              </table:table-cell>
              <table:table-cell office:value-type="float" office:value="72.1109713148624">
                <text:p>72.1109713148624</text:p>
              </table:table-cell>
              <table:table-cell office:value-type="float" office:value="87.3363284365503">
                <text:p>87.3363284365503</text:p>
              </table:table-cell>
              <table:table-cell office:value-type="float" office:value="99.8129467846288">
                <text:p>99.8129467846288</text:p>
              </table:table-cell>
              <table:table-cell office:value-type="float" office:value="85.6727793234731">
                <text:p>85.6727793234731</text:p>
              </table:table-cell>
              <table:table-cell office:value-type="float" office:value="93.1587503323203">
                <text:p>93.1587503323203</text:p>
              </table:table-cell>
              <table:table-cell office:value-type="float" office:value="101.185926197674">
                <text:p>101.185926197674</text:p>
              </table:table-cell>
              <table:table-cell office:value-type="float" office:value="65.1109438141555">
                <text:p>65.1109438141555</text:p>
              </table:table-cell>
              <table:table-cell office:value-type="float" office:value="106.465191912335">
                <text:p>106.465191912335</text:p>
              </table:table-cell>
              <table:table-cell office:value-type="float" office:value="90.6273947683515">
                <text:p>90.6273947683515</text:p>
              </table:table-cell>
              <table:table-cell office:value-type="float" office:value="74.557057383156">
                <text:p>74.557057383156</text:p>
              </table:table-cell>
              <table:table-cell office:value-type="float" office:value="79.1688341285059">
                <text:p>79.1688341285059</text:p>
              </table:table-cell>
              <table:table-cell office:value-type="float" office:value="68.4080217226895">
                <text:p>68.4080217226895</text:p>
              </table:table-cell>
              <table:table-cell office:value-type="float" office:value="65.3335038924563">
                <text:p>65.3335038924563</text:p>
              </table:table-cell>
              <table:table-cell office:value-type="float" office:value="70.6865006427706">
                <text:p>70.6865006427706</text:p>
              </table:table-cell>
              <table:table-cell office:value-type="float" office:value="81.5613468955045">
                <text:p>81.5613468955045</text:p>
              </table:table-cell>
              <table:table-cell office:value-type="float" office:value="77.0301609568654">
                <text:p>77.0301609568654</text:p>
              </table:table-cell>
              <table:table-cell office:value-type="float" office:value="101.498565025517">
                <text:p>101.498565025517</text:p>
              </table:table-cell>
              <table:table-cell office:value-type="float" office:value="90.0023700249867">
                <text:p>90.0023700249867</text:p>
              </table:table-cell>
              <table:table-cell office:value-type="float" office:value="90.0023700249867">
                <text:p>90.0023700249867</text:p>
              </table:table-cell>
              <table:table-cell office:value-type="float" office:value="79.3090191309289">
                <text:p>79.3090191309289</text:p>
              </table:table-cell>
              <table:table-cell office:value-type="float" office:value="101.586833493549">
                <text:p>101.586833493549</text:p>
              </table:table-cell>
              <table:table-cell office:value-type="float" office:value="116.154758740896">
                <text:p>116.154758740896</text:p>
              </table:table-cell>
              <table:table-cell office:value-type="float" office:value="117.164800121251">
                <text:p>117.164800121251</text:p>
              </table:table-cell>
              <table:table-cell office:value-type="float" office:value="124.23508978374">
                <text:p>124.23508978374</text:p>
              </table:table-cell>
              <table:table-cell office:value-type="float" office:value="97.9740138944945">
                <text:p>97.9740138944945</text:p>
              </table:table-cell>
              <table:table-cell office:value-type="float" office:value="94.4302690253601">
                <text:p>94.4302690253601</text:p>
              </table:table-cell>
              <table:table-cell office:value-type="float" office:value="76.3478770843337">
                <text:p>76.3478770843337</text:p>
              </table:table-cell>
              <table:table-cell office:value-type="float" office:value="110.503506306272">
                <text:p>110.503506306272</text:p>
              </table:table-cell>
              <table:table-cell office:value-type="float" office:value="127.581320917242">
                <text:p>127.581320917242</text:p>
              </table:table-cell>
              <table:table-cell office:value-type="float" office:value="106.44848445552">
                <text:p>106.44848445552</text:p>
              </table:table-cell>
              <table:table-cell office:value-type="float" office:value="99.8640421180655">
                <text:p>99.8640421180655</text:p>
              </table:table-cell>
              <table:table-cell office:value-type="float" office:value="127.299218524127">
                <text:p>127.299218524127</text:p>
              </table:table-cell>
              <table:table-cell office:value-type="float" office:value="111.935519736733">
                <text:p>111.935519736733</text:p>
              </table:table-cell>
              <table:table-cell office:value-type="float" office:value="82.1304963458408">
                <text:p>82.1304963458408</text:p>
              </table:table-cell>
              <table:table-cell office:value-type="float" office:value="81.1289049269891">
                <text:p>81.1289049269891</text:p>
              </table:table-cell>
              <table:table-cell office:value-type="float" office:value="88.1400448589511">
                <text:p>88.1400448589511</text:p>
              </table:table-cell>
              <table:table-cell office:value-type="float" office:value="81.1289049269891">
                <text:p>81.1289049269891</text:p>
              </table:table-cell>
              <table:table-cell office:value-type="float" office:value="95.8719149328587">
                <text:p>95.8719149328587</text:p>
              </table:table-cell>
              <table:table-cell office:value-type="float" office:value="117.716148715029">
                <text:p>117.716148715029</text:p>
              </table:table-cell>
              <table:table-cell office:value-type="float" office:value="127.42469706266">
                <text:p>127.42469706266</text:p>
              </table:table-cell>
              <table:table-cell office:value-type="float" office:value="132.278971236476">
                <text:p>132.278971236476</text:p>
              </table:table-cell>
              <table:table-cell office:value-type="float" office:value="131.429511517795">
                <text:p>131.429511517795</text:p>
              </table:table-cell>
              <table:table-cell office:value-type="float" office:value="152.936158857071">
                <text:p>152.936158857071</text:p>
              </table:table-cell>
              <table:table-cell office:value-type="float" office:value="154.130972598142">
                <text:p>154.130972598142</text:p>
              </table:table-cell>
              <table:table-cell office:value-type="float" office:value="111.117677919591">
                <text:p>111.117677919591</text:p>
              </table:table-cell>
              <table:table-cell office:value-type="float" office:value="121.132749791063">
                <text:p>121.132749791063</text:p>
              </table:table-cell>
              <table:table-cell office:value-type="float" office:value="131.123079670738">
                <text:p>131.123079670738</text:p>
              </table:table-cell>
              <table:table-cell office:value-type="float" office:value="107.396046206509">
                <text:p>107.396046206509</text:p>
              </table:table-cell>
              <table:table-cell office:value-type="float" office:value="113.640002381306">
                <text:p>113.640002381306</text:p>
              </table:table-cell>
              <table:table-cell office:value-type="float" office:value="108.395216224687">
                <text:p>108.395216224687</text:p>
              </table:table-cell>
              <table:table-cell office:value-type="float" office:value="83.554645839863">
                <text:p>83.554645839863</text:p>
              </table:table-cell>
              <table:table-cell office:value-type="float" office:value="124.202851924121">
                <text:p>124.202851924121</text:p>
              </table:table-cell>
              <table:table-cell office:value-type="float" office:value="102.749632046318">
                <text:p>102.749632046318</text:p>
              </table:table-cell>
              <table:table-cell office:value-type="float" office:value="99.343018620267">
                <text:p>99.343018620267</text:p>
              </table:table-cell>
              <table:table-cell office:value-type="float" office:value="91.0644337352447">
                <text:p>91.0644337352447</text:p>
              </table:table-cell>
              <table:table-cell office:value-type="float" office:value="117.082843373886">
                <text:p>117.082843373886</text:p>
              </table:table-cell>
              <table:table-cell office:value-type="float" office:value="137.187978094654">
                <text:p>137.187978094654</text:p>
              </table:table-cell>
              <table:table-cell office:value-type="float" office:value="95.0657541681722">
                <text:p>95.0657541681722</text:p>
              </table:table-cell>
              <table:table-cell office:value-type="float" office:value="56.7199037473969">
                <text:p>56.7199037473969</text:p>
              </table:table-cell>
              <table:table-cell office:value-type="float" office:value="100.657857354535">
                <text:p>100.657857354535</text:p>
              </table:table-cell>
              <table:table-cell office:value-type="float" office:value="102.255601122068">
                <text:p>102.2556011220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line" chart:style-name="ch1">
        <chart:legend chart:legend-position="end" svg:x="13.955cm" svg:y="4.217cm" style:legend-expansion="high" chart:style-name="ch2"/>
        <chart:plot-area chart:style-name="ch3" table:cell-range-address="Sheet1.A5:Sheet1.CS5" chart:data-source-has-labels="column" svg:x="0.769cm" svg:y="0.855cm" svg:width="12.548cm" svg:height="7.551cm">
          <chartooo:coordinate-region svg:x="1.655cm" svg:y="1.041cm" svg:width="11.57cm" svg:height="6.3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5:Sheet1.CS5" chart:label-cell-address="Sheet1.A5:Sheet1.A5" chart:class="chart:line">
            <chart:data-point chart:repeated="9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</table:table-row>
          </table:table-header-rows>
          <table:table-rows>
            <table:table-row>
              <table:table-cell office:value-type="string">
                <text:p>需要</text:p>
                <draw:g>
                  <svg:desc>Sheet1.A5:Sheet1.A5</svg:desc>
                </draw:g>
              </table:table-cell>
              <table:table-cell office:value-type="float" office:value="71.6078848175444">
                <text:p>71.6078848175444</text:p>
                <draw:g>
                  <svg:desc>Sheet1.B5:Sheet1.CS5</svg:desc>
                </draw:g>
              </table:table-cell>
              <table:table-cell office:value-type="float" office:value="82.0362175579634">
                <text:p>82.0362175579634</text:p>
              </table:table-cell>
              <table:table-cell office:value-type="float" office:value="69.5222182694605">
                <text:p>69.5222182694605</text:p>
              </table:table-cell>
              <table:table-cell office:value-type="float" office:value="76.4744400964066">
                <text:p>76.4744400964066</text:p>
              </table:table-cell>
              <table:table-cell office:value-type="float" office:value="82.5146818276741">
                <text:p>82.5146818276741</text:p>
              </table:table-cell>
              <table:table-cell office:value-type="float" office:value="70.9110546956575">
                <text:p>70.9110546956575</text:p>
              </table:table-cell>
              <table:table-cell office:value-type="float" office:value="61.2413654189769">
                <text:p>61.2413654189769</text:p>
              </table:table-cell>
              <table:table-cell office:value-type="float" office:value="76.0682223098871">
                <text:p>76.0682223098871</text:p>
              </table:table-cell>
              <table:table-cell office:value-type="float" office:value="34.1527506422929">
                <text:p>34.1527506422929</text:p>
              </table:table-cell>
              <table:table-cell office:value-type="float" office:value="47.5544629196483">
                <text:p>47.5544629196483</text:p>
              </table:table-cell>
              <table:table-cell office:value-type="float" office:value="47.9867762189178">
                <text:p>47.9867762189178</text:p>
              </table:table-cell>
              <table:table-cell office:value-type="float" office:value="33.7204373430233">
                <text:p>33.7204373430233</text:p>
              </table:table-cell>
              <table:table-cell office:value-type="float" office:value="40.1390171754787">
                <text:p>40.1390171754787</text:p>
              </table:table-cell>
              <table:table-cell office:value-type="float" office:value="50.5120216140856">
                <text:p>50.5120216140856</text:p>
              </table:table-cell>
              <table:table-cell office:value-type="float" office:value="43.296018526359">
                <text:p>43.296018526359</text:p>
              </table:table-cell>
              <table:table-cell office:value-type="float" office:value="43.296018526359">
                <text:p>43.296018526359</text:p>
              </table:table-cell>
              <table:table-cell office:value-type="float" office:value="41.7121534738565">
                <text:p>41.7121534738565</text:p>
              </table:table-cell>
              <table:table-cell office:value-type="float" office:value="59.7874199791943">
                <text:p>59.7874199791943</text:p>
              </table:table-cell>
              <table:table-cell office:value-type="float" office:value="34.2966595229486">
                <text:p>34.2966595229486</text:p>
              </table:table-cell>
              <table:table-cell office:value-type="float" office:value="41.2486851019247">
                <text:p>41.2486851019247</text:p>
              </table:table-cell>
              <table:table-cell office:value-type="float" office:value="83.2684793846397">
                <text:p>83.2684793846397</text:p>
              </table:table-cell>
              <table:table-cell office:value-type="float" office:value="54.419557393111">
                <text:p>54.419557393111</text:p>
              </table:table-cell>
              <table:table-cell office:value-type="float" office:value="79.9901927946933">
                <text:p>79.9901927946933</text:p>
              </table:table-cell>
              <table:table-cell office:value-type="float" office:value="70.8109903428432">
                <text:p>70.8109903428432</text:p>
              </table:table-cell>
              <table:table-cell office:value-type="float" office:value="62.9104092003644">
                <text:p>62.9104092003644</text:p>
              </table:table-cell>
              <table:table-cell office:value-type="float" office:value="93.2809515729541">
                <text:p>93.2809515729541</text:p>
              </table:table-cell>
              <table:table-cell office:value-type="float" office:value="68.695274414191">
                <text:p>68.695274414191</text:p>
              </table:table-cell>
              <table:table-cell office:value-type="float" office:value="74.4801396280176">
                <text:p>74.4801396280176</text:p>
              </table:table-cell>
              <table:table-cell office:value-type="float" office:value="78.5607069911253">
                <text:p>78.5607069911253</text:p>
              </table:table-cell>
              <table:table-cell office:value-type="float" office:value="58.2658576850846">
                <text:p>58.2658576850846</text:p>
              </table:table-cell>
              <table:table-cell office:value-type="float" office:value="58.920530243344">
                <text:p>58.920530243344</text:p>
              </table:table-cell>
              <table:table-cell office:value-type="float" office:value="55.6471674520471">
                <text:p>55.6471674520471</text:p>
              </table:table-cell>
              <table:table-cell office:value-type="float" office:value="98.6781712729696">
                <text:p>98.6781712729696</text:p>
              </table:table-cell>
              <table:table-cell office:value-type="float" office:value="89.1898855736456">
                <text:p>89.1898855736456</text:p>
              </table:table-cell>
              <table:table-cell office:value-type="float" office:value="104.371142692564">
                <text:p>104.371142692564</text:p>
              </table:table-cell>
              <table:table-cell office:value-type="float" office:value="72.1109713148624">
                <text:p>72.1109713148624</text:p>
              </table:table-cell>
              <table:table-cell office:value-type="float" office:value="87.3363284365503">
                <text:p>87.3363284365503</text:p>
              </table:table-cell>
              <table:table-cell office:value-type="float" office:value="99.8129467846288">
                <text:p>99.8129467846288</text:p>
              </table:table-cell>
              <table:table-cell office:value-type="float" office:value="85.6727793234731">
                <text:p>85.6727793234731</text:p>
              </table:table-cell>
              <table:table-cell office:value-type="float" office:value="93.1587503323203">
                <text:p>93.1587503323203</text:p>
              </table:table-cell>
              <table:table-cell office:value-type="float" office:value="101.185926197674">
                <text:p>101.185926197674</text:p>
              </table:table-cell>
              <table:table-cell office:value-type="float" office:value="65.1109438141555">
                <text:p>65.1109438141555</text:p>
              </table:table-cell>
              <table:table-cell office:value-type="float" office:value="106.465191912335">
                <text:p>106.465191912335</text:p>
              </table:table-cell>
              <table:table-cell office:value-type="float" office:value="90.6273947683515">
                <text:p>90.6273947683515</text:p>
              </table:table-cell>
              <table:table-cell office:value-type="float" office:value="74.557057383156">
                <text:p>74.557057383156</text:p>
              </table:table-cell>
              <table:table-cell office:value-type="float" office:value="79.1688341285059">
                <text:p>79.1688341285059</text:p>
              </table:table-cell>
              <table:table-cell office:value-type="float" office:value="68.4080217226895">
                <text:p>68.4080217226895</text:p>
              </table:table-cell>
              <table:table-cell office:value-type="float" office:value="65.3335038924563">
                <text:p>65.3335038924563</text:p>
              </table:table-cell>
              <table:table-cell office:value-type="float" office:value="70.6865006427706">
                <text:p>70.6865006427706</text:p>
              </table:table-cell>
              <table:table-cell office:value-type="float" office:value="81.5613468955045">
                <text:p>81.5613468955045</text:p>
              </table:table-cell>
              <table:table-cell office:value-type="float" office:value="77.0301609568654">
                <text:p>77.0301609568654</text:p>
              </table:table-cell>
              <table:table-cell office:value-type="float" office:value="101.498565025517">
                <text:p>101.498565025517</text:p>
              </table:table-cell>
              <table:table-cell office:value-type="float" office:value="90.0023700249867">
                <text:p>90.0023700249867</text:p>
              </table:table-cell>
              <table:table-cell office:value-type="float" office:value="90.0023700249867">
                <text:p>90.0023700249867</text:p>
              </table:table-cell>
              <table:table-cell office:value-type="float" office:value="79.3090191309289">
                <text:p>79.3090191309289</text:p>
              </table:table-cell>
              <table:table-cell office:value-type="float" office:value="101.586833493549">
                <text:p>101.586833493549</text:p>
              </table:table-cell>
              <table:table-cell office:value-type="float" office:value="116.154758740896">
                <text:p>116.154758740896</text:p>
              </table:table-cell>
              <table:table-cell office:value-type="float" office:value="117.164800121251">
                <text:p>117.164800121251</text:p>
              </table:table-cell>
              <table:table-cell office:value-type="float" office:value="124.23508978374">
                <text:p>124.23508978374</text:p>
              </table:table-cell>
              <table:table-cell office:value-type="float" office:value="97.9740138944945">
                <text:p>97.9740138944945</text:p>
              </table:table-cell>
              <table:table-cell office:value-type="float" office:value="94.4302690253601">
                <text:p>94.4302690253601</text:p>
              </table:table-cell>
              <table:table-cell office:value-type="float" office:value="76.3478770843337">
                <text:p>76.3478770843337</text:p>
              </table:table-cell>
              <table:table-cell office:value-type="float" office:value="110.503506306272">
                <text:p>110.503506306272</text:p>
              </table:table-cell>
              <table:table-cell office:value-type="float" office:value="127.581320917242">
                <text:p>127.581320917242</text:p>
              </table:table-cell>
              <table:table-cell office:value-type="float" office:value="106.44848445552">
                <text:p>106.44848445552</text:p>
              </table:table-cell>
              <table:table-cell office:value-type="float" office:value="99.8640421180655">
                <text:p>99.8640421180655</text:p>
              </table:table-cell>
              <table:table-cell office:value-type="float" office:value="127.299218524127">
                <text:p>127.299218524127</text:p>
              </table:table-cell>
              <table:table-cell office:value-type="float" office:value="111.935519736733">
                <text:p>111.935519736733</text:p>
              </table:table-cell>
              <table:table-cell office:value-type="float" office:value="82.1304963458408">
                <text:p>82.1304963458408</text:p>
              </table:table-cell>
              <table:table-cell office:value-type="float" office:value="81.1289049269891">
                <text:p>81.1289049269891</text:p>
              </table:table-cell>
              <table:table-cell office:value-type="float" office:value="88.1400448589511">
                <text:p>88.1400448589511</text:p>
              </table:table-cell>
              <table:table-cell office:value-type="float" office:value="81.1289049269891">
                <text:p>81.1289049269891</text:p>
              </table:table-cell>
              <table:table-cell office:value-type="float" office:value="95.8719149328587">
                <text:p>95.8719149328587</text:p>
              </table:table-cell>
              <table:table-cell office:value-type="float" office:value="117.716148715029">
                <text:p>117.716148715029</text:p>
              </table:table-cell>
              <table:table-cell office:value-type="float" office:value="127.42469706266">
                <text:p>127.42469706266</text:p>
              </table:table-cell>
              <table:table-cell office:value-type="float" office:value="132.278971236476">
                <text:p>132.278971236476</text:p>
              </table:table-cell>
              <table:table-cell office:value-type="float" office:value="131.429511517795">
                <text:p>131.429511517795</text:p>
              </table:table-cell>
              <table:table-cell office:value-type="float" office:value="152.936158857071">
                <text:p>152.936158857071</text:p>
              </table:table-cell>
              <table:table-cell office:value-type="float" office:value="154.130972598142">
                <text:p>154.130972598142</text:p>
              </table:table-cell>
              <table:table-cell office:value-type="float" office:value="111.117677919591">
                <text:p>111.117677919591</text:p>
              </table:table-cell>
              <table:table-cell office:value-type="float" office:value="121.132749791063">
                <text:p>121.132749791063</text:p>
              </table:table-cell>
              <table:table-cell office:value-type="float" office:value="131.123079670738">
                <text:p>131.123079670738</text:p>
              </table:table-cell>
              <table:table-cell office:value-type="float" office:value="107.396046206509">
                <text:p>107.396046206509</text:p>
              </table:table-cell>
              <table:table-cell office:value-type="float" office:value="113.640002381306">
                <text:p>113.640002381306</text:p>
              </table:table-cell>
              <table:table-cell office:value-type="float" office:value="108.395216224687">
                <text:p>108.395216224687</text:p>
              </table:table-cell>
              <table:table-cell office:value-type="float" office:value="83.554645839863">
                <text:p>83.554645839863</text:p>
              </table:table-cell>
              <table:table-cell office:value-type="float" office:value="124.202851924121">
                <text:p>124.202851924121</text:p>
              </table:table-cell>
              <table:table-cell office:value-type="float" office:value="102.749632046318">
                <text:p>102.749632046318</text:p>
              </table:table-cell>
              <table:table-cell office:value-type="float" office:value="99.343018620267">
                <text:p>99.343018620267</text:p>
              </table:table-cell>
              <table:table-cell office:value-type="float" office:value="91.0644337352447">
                <text:p>91.0644337352447</text:p>
              </table:table-cell>
              <table:table-cell office:value-type="float" office:value="117.082843373886">
                <text:p>117.082843373886</text:p>
              </table:table-cell>
              <table:table-cell office:value-type="float" office:value="137.187978094654">
                <text:p>137.187978094654</text:p>
              </table:table-cell>
              <table:table-cell office:value-type="float" office:value="95.0657541681722">
                <text:p>95.0657541681722</text:p>
              </table:table-cell>
              <table:table-cell office:value-type="float" office:value="56.7199037473969">
                <text:p>56.7199037473969</text:p>
              </table:table-cell>
              <table:table-cell office:value-type="float" office:value="100.657857354535">
                <text:p>100.657857354535</text:p>
              </table:table-cell>
              <table:table-cell office:value-type="float" office:value="102.255601122068">
                <text:p>102.2556011220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